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1.249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54">
            <text:p>5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39">
            <text:p>13.9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">
            <text:p>20.0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5357">
            <text:p>535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8294">
            <text:p>829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1955">
            <text:p>1195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05">
            <text:p>2020-11-05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.05 - 1.43)">
            <text:p>(1.05 - 1.4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5">
            <text:p>1.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column table:style-name="co4" table:number-columns-repeated="3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11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5.375">
            <text:p>85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8996509598604">
            <text:p>0.1489965096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6499970494534">
            <text:p>1.5649997049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4.99065710569111">
            <text:p>4.990657105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18">
            <text:p>1018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5.5">
            <text:p>85.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39882121807466">
            <text:p>0.0839882122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0778462141184">
            <text:p>1.3077846214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59482603029837">
            <text:p>8.594826030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206">
            <text:p>120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94.25">
            <text:p>94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8150912106136">
            <text:p>0.0781509121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85499019895">
            <text:p>1.2854990199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21156970940799">
            <text:p>9.2115697094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92">
            <text:p>992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91.25">
            <text:p>91.2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919858870967742">
            <text:p>0.0919858871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3853495555167">
            <text:p>1.3385349556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7.876855702769">
            <text:p>7.876855702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50.125">
            <text:p>50.125</text:p>
          </table:table-cell>
          <table:table-cell office:value-type="float" office:value="76">
            <text:p>76</text:p>
          </table:table-cell>
          <table:table-cell office:value-type="float" office:value="0.224193548387097">
            <text:p>0.2241935484</text:p>
          </table:table-cell>
          <table:table-cell office:value-type="float" office:value="0.139236111111111">
            <text:p>0.1392361111</text:p>
          </table:table-cell>
          <table:table-cell office:value-type="float" office:value="0.0794148380355277">
            <text:p>0.079414838</text:p>
          </table:table-cell>
          <table:table-cell office:value-type="float" office:value="1.8831924037461">
            <text:p>1.8831924037</text:p>
          </table:table-cell>
          <table:table-cell office:value-type="float" office:value="1.52532431037809">
            <text:p>1.5253243104</text:p>
          </table:table-cell>
          <table:table-cell office:value-type="float" office:value="1.29031309746476">
            <text:p>1.2903130975</text:p>
          </table:table-cell>
          <table:table-cell office:value-type="float" office:value="3.42663289257146">
            <text:p>3.4266328926</text:p>
          </table:table-cell>
          <table:table-cell office:value-type="float" office:value="5.31726011559231">
            <text:p>5.3172601156</text:p>
          </table:table-cell>
          <table:table-cell office:value-type="float" office:value="9.07034214130708">
            <text:p>9.070342141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34">
            <text:p>1034</text:p>
          </table:table-cell>
          <table:table-cell office:value-type="float" office:value="35">
            <text:p>35</text:p>
          </table:table-cell>
          <table:table-cell office:value-type="float" office:value="71.25">
            <text:p>71.25</text:p>
          </table:table-cell>
          <table:table-cell office:value-type="float" office:value="86.5">
            <text:p>86.5</text:p>
          </table:table-cell>
          <table:table-cell office:value-type="float" office:value="0.196629213483146">
            <text:p>0.1966292135</text:p>
          </table:table-cell>
          <table:table-cell office:value-type="float" office:value="0.165697674418605">
            <text:p>0.1656976744</text:p>
          </table:table-cell>
          <table:table-cell office:value-type="float" office:value="0.0836557059961315">
            <text:p>0.083655706</text:p>
          </table:table-cell>
          <table:table-cell office:value-type="float" office:value="1.76398182047721">
            <text:p>1.7639818205</text:p>
          </table:table-cell>
          <table:table-cell office:value-type="float" office:value="1.63375507030827">
            <text:p>1.6337550703</text:p>
          </table:table-cell>
          <table:table-cell office:value-type="float" office:value="1.30651159419205">
            <text:p>1.3065115942</text:p>
          </table:table-cell>
          <table:table-cell office:value-type="float" office:value="3.86135884870175">
            <text:p>3.8613588487</text:p>
          </table:table-cell>
          <table:table-cell office:value-type="float" office:value="4.5209249978791">
            <text:p>4.5209249979</text:p>
          </table:table-cell>
          <table:table-cell office:value-type="float" office:value="8.62764657319973">
            <text:p>8.627646573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37">
            <text:p>123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5.375">
            <text:p>45.3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66814874696847">
            <text:p>0.0366814875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3102244792895">
            <text:p>1.1310224479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19.2408687948632">
            <text:p>19.2408687949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65">
            <text:p>1265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86">
            <text:p>86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79841897233202">
            <text:p>0.0679841897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470034901342">
            <text:p>1.2470034901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538486105351">
            <text:p>10.538486105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8">
            <text:p>658</text:p>
          </table:table-cell>
          <table:table-cell office:value-type="float" office:value="1563">
            <text:p>1563</text:p>
          </table:table-cell>
          <table:table-cell office:value-type="float" office:value="61.5">
            <text:p>61.5</text:p>
          </table:table-cell>
          <table:table-cell office:value-type="float" office:value="55.625">
            <text:p>55.625</text:p>
          </table:table-cell>
          <table:table-cell office:value-type="float" office:value="117.5">
            <text:p>117.5</text:p>
          </table:table-cell>
          <table:table-cell office:value-type="float" office:value="0.185240963855422">
            <text:p>0.1852409639</text:p>
          </table:table-cell>
          <table:table-cell office:value-type="float" office:value="0.0845364741641337">
            <text:p>0.0845364742</text:p>
          </table:table-cell>
          <table:table-cell office:value-type="float" office:value="0.0751759436980166">
            <text:p>0.0751759437</text:p>
          </table:table-cell>
          <table:table-cell office:value-type="float" office:value="1.71559923428654">
            <text:p>1.7155992343</text:p>
          </table:table-cell>
          <table:table-cell office:value-type="float" office:value="1.30988463388411">
            <text:p>1.3098846339</text:p>
          </table:table-cell>
          <table:table-cell office:value-type="float" office:value="1.2741925910644">
            <text:p>1.2741925911</text:p>
          </table:table-cell>
          <table:table-cell office:value-type="float" office:value="4.07862954712899">
            <text:p>4.0786295471</text:p>
          </table:table-cell>
          <table:table-cell office:value-type="float" office:value="8.5412725160206">
            <text:p>8.541272516</text:p>
          </table:table-cell>
          <table:table-cell office:value-type="float" office:value="9.56271938122871">
            <text:p>9.562719381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44">
            <text:p>644</text:p>
          </table:table-cell>
          <table:table-cell office:value-type="float" office:value="1422">
            <text:p>1422</text:p>
          </table:table-cell>
          <table:table-cell office:value-type="float" office:value="55.75">
            <text:p>55.75</text:p>
          </table:table-cell>
          <table:table-cell office:value-type="float" office:value="78.125">
            <text:p>78.125</text:p>
          </table:table-cell>
          <table:table-cell office:value-type="float" office:value="155">
            <text:p>155</text:p>
          </table:table-cell>
          <table:table-cell office:value-type="float" office:value="0.160201149425287">
            <text:p>0.1602011494</text:p>
          </table:table-cell>
          <table:table-cell office:value-type="float" office:value="0.121312111801242">
            <text:p>0.1213121118</text:p>
          </table:table-cell>
          <table:table-cell office:value-type="float" office:value="0.109001406469761">
            <text:p>0.1090014065</text:p>
          </table:table-cell>
          <table:table-cell office:value-type="float" office:value="1.61100626321178">
            <text:p>1.6110062632</text:p>
          </table:table-cell>
          <table:table-cell office:value-type="float" office:value="1.45343698310491">
            <text:p>1.4534369831</text:p>
          </table:table-cell>
          <table:table-cell office:value-type="float" office:value="1.40479228360444">
            <text:p>1.4047922836</text:p>
          </table:table-cell>
          <table:table-cell office:value-type="float" office:value="4.66472403883309">
            <text:p>4.6647240388</text:p>
          </table:table-cell>
          <table:table-cell office:value-type="float" office:value="6.05371212165737">
            <text:p>6.0537121217</text:p>
          </table:table-cell>
          <table:table-cell office:value-type="float" office:value="6.69966496552383">
            <text:p>6.69966496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96">
            <text:p>796</text:p>
          </table:table-cell>
          <table:table-cell office:value-type="float" office:value="1858">
            <text:p>1858</text:p>
          </table:table-cell>
          <table:table-cell office:value-type="float" office:value="13.75">
            <text:p>13.75</text:p>
          </table:table-cell>
          <table:table-cell office:value-type="float" office:value="70.25">
            <text:p>70.25</text:p>
          </table:table-cell>
          <table:table-cell office:value-type="float" office:value="322.25">
            <text:p>322.25</text:p>
          </table:table-cell>
          <table:table-cell office:value-type="float" office:value="0.0376712328767123">
            <text:p>0.0376712329</text:p>
          </table:table-cell>
          <table:table-cell office:value-type="float" office:value="0.0882537688442211">
            <text:p>0.0882537688</text:p>
          </table:table-cell>
          <table:table-cell office:value-type="float" office:value="0.173439181916039">
            <text:p>0.1734391819</text:p>
          </table:table-cell>
          <table:table-cell office:value-type="float" office:value="1.13463079376994">
            <text:p>1.1346307938</text:p>
          </table:table-cell>
          <table:table-cell office:value-type="float" office:value="1.32415409727658">
            <text:p>1.3241540973</text:p>
          </table:table-cell>
          <table:table-cell office:value-type="float" office:value="1.6659961903606">
            <text:p>1.6659961904</text:p>
          </table:table-cell>
          <table:table-cell office:value-type="float" office:value="18.7443446228369">
            <text:p>18.7443446228</text:p>
          </table:table-cell>
          <table:table-cell office:value-type="float" office:value="8.19571253474621">
            <text:p>8.1957125347</text:p>
          </table:table-cell>
          <table:table-cell office:value-type="float" office:value="4.33382462122289">
            <text:p>4.333824621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82">
            <text:p>782</text:p>
          </table:table-cell>
          <table:table-cell office:value-type="float" office:value="2046">
            <text:p>2046</text:p>
          </table:table-cell>
          <table:table-cell office:value-type="float" office:value="42">
            <text:p>42</text:p>
          </table:table-cell>
          <table:table-cell office:value-type="float" office:value="36.75">
            <text:p>36.75</text:p>
          </table:table-cell>
          <table:table-cell office:value-type="float" office:value="164.75">
            <text:p>164.75</text:p>
          </table:table-cell>
          <table:table-cell office:value-type="float" office:value="0.12280701754386">
            <text:p>0.1228070175</text:p>
          </table:table-cell>
          <table:table-cell office:value-type="float" office:value="0.0469948849104859">
            <text:p>0.0469948849</text:p>
          </table:table-cell>
          <table:table-cell office:value-type="float" office:value="0.0805229716520039">
            <text:p>0.0805229717</text:p>
          </table:table-cell>
          <table:table-cell office:value-type="float" office:value="1.45938442597722">
            <text:p>1.459384426</text:p>
          </table:table-cell>
          <table:table-cell office:value-type="float" office:value="1.16881079483389">
            <text:p>1.1688107948</text:p>
          </table:table-cell>
          <table:table-cell office:value-type="float" office:value="1.29453894075081">
            <text:p>1.2945389408</text:p>
          </table:table-cell>
          <table:table-cell office:value-type="float" office:value="5.98408284820171">
            <text:p>5.9840828482</text:p>
          </table:table-cell>
          <table:table-cell office:value-type="float" office:value="15.0933385629821">
            <text:p>15.093338563</text:p>
          </table:table-cell>
          <table:table-cell office:value-type="float" office:value="8.95016819526512">
            <text:p>8.950168195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34">
            <text:p>934</text:p>
          </table:table-cell>
          <table:table-cell office:value-type="float" office:value="1971">
            <text:p>1971</text:p>
          </table:table-cell>
          <table:table-cell office:value-type="float" office:value="64.125">
            <text:p>64.125</text:p>
          </table:table-cell>
          <table:table-cell office:value-type="float" office:value="68.25">
            <text:p>68.25</text:p>
          </table:table-cell>
          <table:table-cell office:value-type="float" office:value="59.75">
            <text:p>59.75</text:p>
          </table:table-cell>
          <table:table-cell office:value-type="float" office:value="0.195503048780488">
            <text:p>0.1955030488</text:p>
          </table:table-cell>
          <table:table-cell office:value-type="float" office:value="0.0730728051391863">
            <text:p>0.0730728051</text:p>
          </table:table-cell>
          <table:table-cell office:value-type="float" office:value="0.0303145611364789">
            <text:p>0.0303145611</text:p>
          </table:table-cell>
          <table:table-cell office:value-type="float" office:value="1.75917469721334">
            <text:p>1.7591746972</text:p>
          </table:table-cell>
          <table:table-cell office:value-type="float" office:value="1.26622050229493">
            <text:p>1.2662205023</text:p>
          </table:table-cell>
          <table:table-cell office:value-type="float" office:value="1.10790215030679">
            <text:p>1.1079021503</text:p>
          </table:table-cell>
          <table:table-cell office:value-type="float" office:value="3.88171921423568">
            <text:p>3.8817192142</text:p>
          </table:table-cell>
          <table:table-cell office:value-type="float" office:value="9.82820663931031">
            <text:p>9.8282066393</text:p>
          </table:table-cell>
          <table:table-cell office:value-type="float" office:value="23.2100049609508">
            <text:p>23.21000496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032">
            <text:p>1032</text:p>
          </table:table-cell>
          <table:table-cell office:value-type="float" office:value="2354">
            <text:p>2354</text:p>
          </table:table-cell>
          <table:table-cell office:value-type="float" office:value="79.125">
            <text:p>79.125</text:p>
          </table:table-cell>
          <table:table-cell office:value-type="float" office:value="187.25">
            <text:p>187.25</text:p>
          </table:table-cell>
          <table:table-cell office:value-type="float" office:value="81.75">
            <text:p>81.75</text:p>
          </table:table-cell>
          <table:table-cell office:value-type="float" office:value="0.219791666666667">
            <text:p>0.2197916667</text:p>
          </table:table-cell>
          <table:table-cell office:value-type="float" office:value="0.181443798449612">
            <text:p>0.1814437984</text:p>
          </table:table-cell>
          <table:table-cell office:value-type="float" office:value="0.0347281223449448">
            <text:p>0.0347281223</text:p>
          </table:table-cell>
          <table:table-cell office:value-type="float" office:value="1.86395525173611">
            <text:p>1.8639552517</text:p>
          </table:table-cell>
          <table:table-cell office:value-type="float" office:value="1.69958012448546">
            <text:p>1.6995801245</text:p>
          </table:table-cell>
          <table:table-cell office:value-type="float" office:value="1.12391227147125">
            <text:p>1.1239122715</text:p>
          </table:table-cell>
          <table:table-cell office:value-type="float" office:value="3.48876034061799">
            <text:p>3.4887603406</text:p>
          </table:table-cell>
          <table:table-cell office:value-type="float" office:value="4.15712257814837">
            <text:p>4.1571225781</text:p>
          </table:table-cell>
          <table:table-cell office:value-type="float" office:value="20.303848953743">
            <text:p>20.303848953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227">
            <text:p>1227</text:p>
          </table:table-cell>
          <table:table-cell office:value-type="float" office:value="3175">
            <text:p>3175</text:p>
          </table:table-cell>
          <table:table-cell office:value-type="float" office:value="100.375">
            <text:p>100.375</text:p>
          </table:table-cell>
          <table:table-cell office:value-type="float" office:value="62.375">
            <text:p>62.375</text:p>
          </table:table-cell>
          <table:table-cell office:value-type="float" office:value="39.25">
            <text:p>39.25</text:p>
          </table:table-cell>
          <table:table-cell office:value-type="float" office:value="0.269825268817204">
            <text:p>0.2698252688</text:p>
          </table:table-cell>
          <table:table-cell office:value-type="float" office:value="0.0508353708231459">
            <text:p>0.0508353708</text:p>
          </table:table-cell>
          <table:table-cell office:value-type="float" office:value="0.0123622047244094">
            <text:p>0.0123622047</text:p>
          </table:table-cell>
          <table:table-cell office:value-type="float" office:value="2.08708756521708">
            <text:p>2.0870875652</text:p>
          </table:table-cell>
          <table:table-cell office:value-type="float" office:value="1.1829888983374">
            <text:p>1.1829888983</text:p>
          </table:table-cell>
          <table:table-cell office:value-type="float" office:value="1.0435672517825">
            <text:p>1.0435672518</text:p>
          </table:table-cell>
          <table:table-cell office:value-type="float" office:value="2.90166271877797">
            <text:p>2.9016627188</text:p>
          </table:table-cell>
          <table:table-cell office:value-type="float" office:value="13.9788452605593">
            <text:p>13.97884526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12">
            <text:p>12</text:p>
          </table:table-cell>
          <table:table-cell office:value-type="float" office:value="606">
            <text:p>606</text:p>
          </table:table-cell>
          <table:table-cell office:value-type="float" office:value="1222">
            <text:p>1222</text:p>
          </table:table-cell>
          <table:table-cell office:value-type="float" office:value="2758">
            <text:p>2758</text:p>
          </table:table-cell>
          <table:table-cell office:value-type="float" office:value="56.25">
            <text:p>56.25</text:p>
          </table:table-cell>
          <table:table-cell office:value-type="float" office:value="98">
            <text:p>98</text:p>
          </table:table-cell>
          <table:table-cell office:value-type="float" office:value="205.625">
            <text:p>205.625</text:p>
          </table:table-cell>
          <table:table-cell office:value-type="float" office:value="0.0928217821782178">
            <text:p>0.0928217822</text:p>
          </table:table-cell>
          <table:table-cell office:value-type="float" office:value="0.0801963993453355">
            <text:p>0.0801963993</text:p>
          </table:table-cell>
          <table:table-cell office:value-type="float" office:value="0.0745558375634518">
            <text:p>0.0745558376</text:p>
          </table:table-cell>
          <table:table-cell office:value-type="float" office:value="1.34176336878737">
            <text:p>1.3417633688</text:p>
          </table:table-cell>
          <table:table-cell office:value-type="float" office:value="1.29329306414587">
            <text:p>1.2932930641</text:p>
          </table:table-cell>
          <table:table-cell office:value-type="float" office:value="1.27184023438507">
            <text:p>1.2718402344</text:p>
          </table:table-cell>
          <table:table-cell office:value-type="float" office:value="7.80895272851945">
            <text:p>7.8089527285</text:p>
          </table:table-cell>
          <table:table-cell office:value-type="float" office:value="8.98523905069124">
            <text:p>8.9852390507</text:p>
          </table:table-cell>
          <table:table-cell office:value-type="float" office:value="9.63944132068958">
            <text:p>9.6394413207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04">
            <text:p>704</text:p>
          </table:table-cell>
          <table:table-cell office:value-type="float" office:value="1267">
            <text:p>1267</text:p>
          </table:table-cell>
          <table:table-cell office:value-type="float" office:value="2798">
            <text:p>2798</text:p>
          </table:table-cell>
          <table:table-cell office:value-type="float" office:value="77">
            <text:p>77</text:p>
          </table:table-cell>
          <table:table-cell office:value-type="float" office:value="188.625">
            <text:p>188.625</text:p>
          </table:table-cell>
          <table:table-cell office:value-type="float" office:value="125.25">
            <text:p>125.25</text:p>
          </table:table-cell>
          <table:table-cell office:value-type="float" office:value="0.109375">
            <text:p>0.109375</text:p>
          </table:table-cell>
          <table:table-cell office:value-type="float" office:value="0.148875295974743">
            <text:p>0.148875296</text:p>
          </table:table-cell>
          <table:table-cell office:value-type="float" office:value="0.0447641172265904">
            <text:p>0.0447641172</text:p>
          </table:table-cell>
          <table:table-cell office:value-type="float" office:value="1.406259765625">
            <text:p>1.4062597656</text:p>
          </table:table-cell>
          <table:table-cell office:value-type="float" office:value="1.56450468926467">
            <text:p>1.5645046893</text:p>
          </table:table-cell>
          <table:table-cell office:value-type="float" office:value="1.16060190962758">
            <text:p>1.1606019096</text:p>
          </table:table-cell>
          <table:table-cell office:value-type="float" office:value="6.67792477950625">
            <text:p>6.6779247795</text:p>
          </table:table-cell>
          <table:table-cell office:value-type="float" office:value="4.99445091637271">
            <text:p>4.9944509164</text:p>
          </table:table-cell>
          <table:table-cell office:value-type="float" office:value="15.8284818104112">
            <text:p>15.828481810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30">
            <text:p>730</text:p>
          </table:table-cell>
          <table:table-cell office:value-type="float" office:value="1403">
            <text:p>1403</text:p>
          </table:table-cell>
          <table:table-cell office:value-type="float" office:value="3226">
            <text:p>3226</text:p>
          </table:table-cell>
          <table:table-cell office:value-type="float" office:value="23.625">
            <text:p>23.625</text:p>
          </table:table-cell>
          <table:table-cell office:value-type="float" office:value="102.625">
            <text:p>102.625</text:p>
          </table:table-cell>
          <table:table-cell office:value-type="float" office:value="134.5">
            <text:p>134.5</text:p>
          </table:table-cell>
          <table:table-cell office:value-type="float" office:value="0.0323630136986301">
            <text:p>0.0323630137</text:p>
          </table:table-cell>
          <table:table-cell office:value-type="float" office:value="0.0731468282252317">
            <text:p>0.0731468282</text:p>
          </table:table-cell>
          <table:table-cell office:value-type="float" office:value="0.041692498450093">
            <text:p>0.0416924985</text:p>
          </table:table-cell>
          <table:table-cell office:value-type="float" office:value="1.11532338267029">
            <text:p>1.1153233827</text:p>
          </table:table-cell>
          <table:table-cell office:value-type="float" office:value="1.26650079740796">
            <text:p>1.2665007974</text:p>
          </table:table-cell>
          <table:table-cell office:value-type="float" office:value="1.14933074285227">
            <text:p>1.1493307429</text:p>
          </table:table-cell>
          <table:table-cell office:value-type="float" office:value="21.7626150070568">
            <text:p>21.7626150071</text:p>
          </table:table-cell>
          <table:table-cell office:value-type="float" office:value="9.81860331596853">
            <text:p>9.818603316</text:p>
          </table:table-cell>
          <table:table-cell office:value-type="float" office:value="16.9694395647856">
            <text:p>16.969439564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821">
            <text:p>821</text:p>
          </table:table-cell>
          <table:table-cell office:value-type="float" office:value="1643">
            <text:p>1643</text:p>
          </table:table-cell>
          <table:table-cell office:value-type="float" office:value="3810">
            <text:p>3810</text:p>
          </table:table-cell>
          <table:table-cell office:value-type="float" office:value="41.75">
            <text:p>41.75</text:p>
          </table:table-cell>
          <table:table-cell office:value-type="float" office:value="152.75">
            <text:p>152.75</text:p>
          </table:table-cell>
          <table:table-cell office:value-type="float" office:value="70.375">
            <text:p>70.375</text:p>
          </table:table-cell>
          <table:table-cell office:value-type="float" office:value="0.0508526187576127">
            <text:p>0.0508526188</text:p>
          </table:table-cell>
          <table:table-cell office:value-type="float" office:value="0.0929701765063908">
            <text:p>0.0929701765</text:p>
          </table:table-cell>
          <table:table-cell office:value-type="float" office:value="0.0184711286089239">
            <text:p>0.0184711286</text:p>
          </table:table-cell>
          <table:table-cell office:value-type="float" office:value="1.18305270376728">
            <text:p>1.1830527038</text:p>
          </table:table-cell>
          <table:table-cell office:value-type="float" office:value="1.34233678706284">
            <text:p>1.3423367871</text:p>
          </table:table-cell>
          <table:table-cell office:value-type="float" office:value="1.06531766801172">
            <text:p>1.065317668</text:p>
          </table:table-cell>
          <table:table-cell office:value-type="float" office:value="13.9742196161126">
            <text:p>13.9742196161</text:p>
          </table:table-cell>
          <table:table-cell office:value-type="float" office:value="7.79702563103138">
            <text:p>7.7970256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872">
            <text:p>872</text:p>
          </table:table-cell>
          <table:table-cell office:value-type="float" office:value="1871">
            <text:p>1871</text:p>
          </table:table-cell>
          <table:table-cell office:value-type="float" office:value="4054">
            <text:p>4054</text:p>
          </table:table-cell>
          <table:table-cell office:value-type="float" office:value="79.75">
            <text:p>79.75</text:p>
          </table:table-cell>
          <table:table-cell office:value-type="float" office:value="69.5">
            <text:p>69.5</text:p>
          </table:table-cell>
          <table:table-cell office:value-type="float" office:value="147.75">
            <text:p>147.75</text:p>
          </table:table-cell>
          <table:table-cell office:value-type="float" office:value="0.0914564220183486">
            <text:p>0.091456422</text:p>
          </table:table-cell>
          <table:table-cell office:value-type="float" office:value="0.0371459112773918">
            <text:p>0.0371459113</text:p>
          </table:table-cell>
          <table:table-cell office:value-type="float" office:value="0.0364454859398125">
            <text:p>0.0364454859</text:p>
          </table:table-cell>
          <table:table-cell office:value-type="float" office:value="1.33649146023588">
            <text:p>1.3364914602</text:p>
          </table:table-cell>
          <table:table-cell office:value-type="float" office:value="1.13271513417114">
            <text:p>1.1327151342</text:p>
          </table:table-cell>
          <table:table-cell office:value-type="float" office:value="1.13016261674231">
            <text:p>1.1301626167</text:p>
          </table:table-cell>
          <table:table-cell office:value-type="float" office:value="7.92050789544145">
            <text:p>7.9205078954</text:p>
          </table:table-cell>
          <table:table-cell office:value-type="float" office:value="19.0045873966988">
            <text:p>19.0045873967</text:p>
          </table:table-cell>
          <table:table-cell office:value-type="float" office:value="19.3632447985178">
            <text:p>19.363244798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95">
            <text:p>795</text:p>
          </table:table-cell>
          <table:table-cell office:value-type="float" office:value="1734">
            <text:p>1734</text:p>
          </table:table-cell>
          <table:table-cell office:value-type="float" office:value="4177">
            <text:p>4177</text:p>
          </table:table-cell>
          <table:table-cell office:value-type="float" office:value="27.75">
            <text:p>27.75</text:p>
          </table:table-cell>
          <table:table-cell office:value-type="float" office:value="122.5">
            <text:p>122.5</text:p>
          </table:table-cell>
          <table:table-cell office:value-type="float" office:value="76.75">
            <text:p>76.75</text:p>
          </table:table-cell>
          <table:table-cell office:value-type="float" office:value="0.0349056603773585">
            <text:p>0.0349056604</text:p>
          </table:table-cell>
          <table:table-cell office:value-type="float" office:value="0.0706459054209919">
            <text:p>0.0706459054</text:p>
          </table:table-cell>
          <table:table-cell office:value-type="float" office:value="0.0183744314101029">
            <text:p>0.0183744314</text:p>
          </table:table-cell>
          <table:table-cell office:value-type="float" office:value="1.12455788536846">
            <text:p>1.1245578854</text:p>
          </table:table-cell>
          <table:table-cell office:value-type="float" office:value="1.25704272312087">
            <text:p>1.2570427231</text:p>
          </table:table-cell>
          <table:table-cell office:value-type="float" office:value="1.06497224460546">
            <text:p>1.0649722446</text:p>
          </table:table-cell>
          <table:table-cell office:value-type="float" office:value="20.202321827733">
            <text:p>20.2023218277</text:p>
          </table:table-cell>
          <table:table-cell office:value-type="float" office:value="10.1541999921422">
            <text:p>10.15419999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902">
            <text:p>902</text:p>
          </table:table-cell>
          <table:table-cell office:value-type="float" office:value="1934">
            <text:p>1934</text:p>
          </table:table-cell>
          <table:table-cell office:value-type="float" office:value="4937">
            <text:p>4937</text:p>
          </table:table-cell>
          <table:table-cell office:value-type="float" office:value="35.875">
            <text:p>35.875</text:p>
          </table:table-cell>
          <table:table-cell office:value-type="float" office:value="37.5">
            <text:p>37.5</text:p>
          </table:table-cell>
          <table:table-cell office:value-type="float" office:value="32.125">
            <text:p>32.125</text:p>
          </table:table-cell>
          <table:table-cell office:value-type="float" office:value="0.0397727272727273">
            <text:p>0.0397727273</text:p>
          </table:table-cell>
          <table:table-cell office:value-type="float" office:value="0.0193898655635988">
            <text:p>0.0193898656</text:p>
          </table:table-cell>
          <table:table-cell office:value-type="float" office:value="0.00650698804942273">
            <text:p>0.006506988</text:p>
          </table:table-cell>
          <table:table-cell office:value-type="float" office:value="1.14230501033058">
            <text:p>1.1423050103</text:p>
          </table:table-cell>
          <table:table-cell office:value-type="float" office:value="1.06860142457028">
            <text:p>1.0686014246</text:p>
          </table:table-cell>
          <table:table-cell office:value-type="float" office:value="1.02285744632419">
            <text:p>1.0228574463</text:p>
          </table:table-cell>
          <table:table-cell office:value-type="float" office:value="17.7720213342105">
            <text:p>17.77202133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1106">
            <text:p>1106</text:p>
          </table:table-cell>
          <table:table-cell office:value-type="float" office:value="2073">
            <text:p>2073</text:p>
          </table:table-cell>
          <table:table-cell office:value-type="float" office:value="4187">
            <text:p>4187</text:p>
          </table:table-cell>
          <table:table-cell office:value-type="float" office:value="19">
            <text:p>19</text:p>
          </table:table-cell>
          <table:table-cell office:value-type="float" office:value="119.625">
            <text:p>119.625</text:p>
          </table:table-cell>
          <table:table-cell office:value-type="float" office:value="288">
            <text:p>288</text:p>
          </table:table-cell>
          <table:table-cell office:value-type="float" office:value="0.0171790235081374">
            <text:p>0.0171790235</text:p>
          </table:table-cell>
          <table:table-cell office:value-type="float" office:value="0.0577062228654124">
            <text:p>0.0577062229</text:p>
          </table:table-cell>
          <table:table-cell office:value-type="float" office:value="0.0687843324576069">
            <text:p>0.0687843325</text:p>
          </table:table-cell>
          <table:table-cell office:value-type="float" office:value="1.06070501522192">
            <text:p>1.0607050152</text:p>
          </table:table-cell>
          <table:table-cell office:value-type="float" office:value="1.20849859601743">
            <text:p>1.208498596</text:p>
          </table:table-cell>
          <table:table-cell office:value-type="float" office:value="1.25001848100924">
            <text:p>1.250018481</text:p>
          </table:table-cell>
          <table:table-cell office:value-type="float" office:value="0">
            <text:p>0</text:p>
          </table:table-cell>
          <table:table-cell office:value-type="float" office:value="12.3549871085077">
            <text:p>12.3549871085</text:p>
          </table:table-cell>
          <table:table-cell office:value-type="float" office:value="10.4198399096605">
            <text:p>10.419839909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092">
            <text:p>1092</text:p>
          </table:table-cell>
          <table:table-cell office:value-type="float" office:value="2063">
            <text:p>2063</text:p>
          </table:table-cell>
          <table:table-cell office:value-type="float" office:value="5355">
            <text:p>5355</text:p>
          </table:table-cell>
          <table:table-cell office:value-type="float" office:value="51.25">
            <text:p>51.25</text:p>
          </table:table-cell>
          <table:table-cell office:value-type="float" office:value="72.5">
            <text:p>72.5</text:p>
          </table:table-cell>
          <table:table-cell office:value-type="float" office:value="158.75">
            <text:p>158.75</text:p>
          </table:table-cell>
          <table:table-cell office:value-type="float" office:value="0.0469322344322344">
            <text:p>0.0469322344</text:p>
          </table:table-cell>
          <table:table-cell office:value-type="float" office:value="0.0351429956374212">
            <text:p>0.0351429956</text:p>
          </table:table-cell>
          <table:table-cell office:value-type="float" office:value="0.0296451914098973">
            <text:p>0.0296451914</text:p>
          </table:table-cell>
          <table:table-cell office:value-type="float" office:value="1.16857998438527">
            <text:p>1.1685799844</text:p>
          </table:table-cell>
          <table:table-cell office:value-type="float" office:value="1.12542114381002">
            <text:p>1.1254211438</text:p>
          </table:table-cell>
          <table:table-cell office:value-type="float" office:value="1.10548069118715">
            <text:p>1.1054806912</text:p>
          </table:table-cell>
          <table:table-cell office:value-type="float" office:value="15.1130312172822">
            <text:p>15.1130312173</text:p>
          </table:table-cell>
          <table:table-cell office:value-type="float" office:value="20.0682010767016">
            <text:p>20.0682010767</text:p>
          </table:table-cell>
          <table:table-cell office:value-type="float" office:value="23.7263233092743">
            <text:p>23.726323309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163">
            <text:p>1163</text:p>
          </table:table-cell>
          <table:table-cell office:value-type="float" office:value="2197">
            <text:p>2197</text:p>
          </table:table-cell>
          <table:table-cell office:value-type="float" office:value="3722">
            <text:p>3722</text:p>
          </table:table-cell>
          <table:table-cell office:value-type="float" office:value="68.5">
            <text:p>68.5</text:p>
          </table:table-cell>
          <table:table-cell office:value-type="float" office:value="158.625">
            <text:p>158.625</text:p>
          </table:table-cell>
          <table:table-cell office:value-type="float" office:value="268.5">
            <text:p>268.5</text:p>
          </table:table-cell>
          <table:table-cell office:value-type="float" office:value="0.0588993981083405">
            <text:p>0.0588993981</text:p>
          </table:table-cell>
          <table:table-cell office:value-type="float" office:value="0.072200728265817">
            <text:p>0.0722007283</text:p>
          </table:table-cell>
          <table:table-cell office:value-type="float" office:value="0.0721386351423966">
            <text:p>0.0721386351</text:p>
          </table:table-cell>
          <table:table-cell office:value-type="float" office:value="1.21294740601034">
            <text:p>1.212947406</text:p>
          </table:table-cell>
          <table:table-cell office:value-type="float" office:value="1.2629199214481">
            <text:p>1.2629199214</text:p>
          </table:table-cell>
          <table:table-cell office:value-type="float" office:value="1.2626850290516">
            <text:p>1.2626850291</text:p>
          </table:table-cell>
          <table:table-cell office:value-type="float" office:value="12.1115916966393">
            <text:p>12.1115916966</text:p>
          </table:table-cell>
          <table:table-cell office:value-type="float" office:value="9.94282674488077">
            <text:p>9.9428267449</text:p>
          </table:table-cell>
          <table:table-cell office:value-type="float" office:value="9.9510935024549">
            <text:p>9.951093502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 office:value-type="float" office:value="32">
            <text:p>32</text:p>
          </table:table-cell>
          <table:table-cell office:value-type="float" office:value="1220">
            <text:p>1220</text:p>
          </table:table-cell>
          <table:table-cell office:value-type="float" office:value="2416">
            <text:p>2416</text:p>
          </table:table-cell>
          <table:table-cell office:value-type="float" office:value="4255">
            <text:p>4255</text:p>
          </table:table-cell>
          <table:table-cell office:value-type="float" office:value="58.5">
            <text:p>58.5</text:p>
          </table:table-cell>
          <table:table-cell office:value-type="float" office:value="85.125">
            <text:p>85.125</text:p>
          </table:table-cell>
          <table:table-cell office:value-type="float" office:value="275.625">
            <text:p>275.625</text:p>
          </table:table-cell>
          <table:table-cell office:value-type="float" office:value="0.0479508196721311">
            <text:p>0.0479508197</text:p>
          </table:table-cell>
          <table:table-cell office:value-type="float" office:value="0.035233857615894">
            <text:p>0.0352338576</text:p>
          </table:table-cell>
          <table:table-cell office:value-type="float" office:value="0.0647767332549941">
            <text:p>0.0647767333</text:p>
          </table:table-cell>
          <table:table-cell office:value-type="float" office:value="1.17233445982263">
            <text:p>1.1723344598</text:p>
          </table:table-cell>
          <table:table-cell office:value-type="float" office:value="1.12575169411172">
            <text:p>1.1257516941</text:p>
          </table:table-cell>
          <table:table-cell office:value-type="float" office:value="1.23494277572801">
            <text:p>1.2349427757</text:p>
          </table:table-cell>
          <table:table-cell office:value-type="float" office:value="14.7992453966484">
            <text:p>14.7992453966</text:p>
          </table:table-cell>
          <table:table-cell office:value-type="float" office:value="20.0173322218082">
            <text:p>20.0173322218</text:p>
          </table:table-cell>
          <table:table-cell office:value-type="float" office:value="11.0435062068537">
            <text:p>11.0435062069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460">
            <text:p>1460</text:p>
          </table:table-cell>
          <table:table-cell office:value-type="float" office:value="2787">
            <text:p>2787</text:p>
          </table:table-cell>
          <table:table-cell office:value-type="float" office:value="5981">
            <text:p>5981</text:p>
          </table:table-cell>
          <table:table-cell office:value-type="float" office:value="112.5">
            <text:p>112.5</text:p>
          </table:table-cell>
          <table:table-cell office:value-type="float" office:value="97.375">
            <text:p>97.375</text:p>
          </table:table-cell>
          <table:table-cell office:value-type="float" office:value="187.375">
            <text:p>187.375</text:p>
          </table:table-cell>
          <table:table-cell office:value-type="float" office:value="0.0770547945205479">
            <text:p>0.0770547945</text:p>
          </table:table-cell>
          <table:table-cell office:value-type="float" office:value="0.0349390025116613">
            <text:p>0.0349390025</text:p>
          </table:table-cell>
          <table:table-cell office:value-type="float" office:value="0.0313283731817422">
            <text:p>0.0313283732</text:p>
          </table:table-cell>
          <table:table-cell office:value-type="float" office:value="1.28132916588478">
            <text:p>1.2813291659</text:p>
          </table:table-cell>
          <table:table-cell office:value-type="float" office:value="1.12467914722797">
            <text:p>1.1246791472</text:p>
          </table:table-cell>
          <table:table-cell office:value-type="float" office:value="1.11157298138988">
            <text:p>1.1115729814</text:p>
          </table:table-cell>
          <table:table-cell office:value-type="float" office:value="9.33779635183874">
            <text:p>9.3377963518</text:p>
          </table:table-cell>
          <table:table-cell office:value-type="float" office:value="20.1833698236847">
            <text:p>20.1833698237</text:p>
          </table:table-cell>
          <table:table-cell office:value-type="float" office:value="22.4700127991333">
            <text:p>22.470012799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1522">
            <text:p>1522</text:p>
          </table:table-cell>
          <table:table-cell office:value-type="float" office:value="2666">
            <text:p>2666</text:p>
          </table:table-cell>
          <table:table-cell office:value-type="float" office:value="4998">
            <text:p>4998</text:p>
          </table:table-cell>
          <table:table-cell office:value-type="float" office:value="46.375">
            <text:p>46.375</text:p>
          </table:table-cell>
          <table:table-cell office:value-type="float" office:value="142.5">
            <text:p>142.5</text:p>
          </table:table-cell>
          <table:table-cell office:value-type="float" office:value="302.125">
            <text:p>302.125</text:p>
          </table:table-cell>
          <table:table-cell office:value-type="float" office:value="0.030469776609724">
            <text:p>0.0304697766</text:p>
          </table:table-cell>
          <table:table-cell office:value-type="float" office:value="0.0534508627156789">
            <text:p>0.0534508627</text:p>
          </table:table-cell>
          <table:table-cell office:value-type="float" office:value="0.0604491796718687">
            <text:p>0.0604491797</text:p>
          </table:table-cell>
          <table:table-cell office:value-type="float" office:value="1.10846389641586">
            <text:p>1.1084638964</text:p>
          </table:table-cell>
          <table:table-cell office:value-type="float" office:value="1.19267772916597">
            <text:p>1.1926777292</text:p>
          </table:table-cell>
          <table:table-cell office:value-type="float" office:value="1.21873417136462">
            <text:p>1.2187341714</text:p>
          </table:table-cell>
          <table:table-cell office:value-type="float" office:value="23.0935193292411">
            <text:p>23.0935193292</text:p>
          </table:table-cell>
          <table:table-cell office:value-type="float" office:value="13.3114984842089">
            <text:p>13.3114984842</text:p>
          </table:table-cell>
          <table:table-cell office:value-type="float" office:value="11.8097937748012">
            <text:p>11.809793774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42">
            <text:p>42</text:p>
          </table:table-cell>
          <table:table-cell office:value-type="float" office:value="1742">
            <text:p>1742</text:p>
          </table:table-cell>
          <table:table-cell office:value-type="float" office:value="2973">
            <text:p>2973</text:p>
          </table:table-cell>
          <table:table-cell office:value-type="float" office:value="5858">
            <text:p>5858</text:p>
          </table:table-cell>
          <table:table-cell office:value-type="float" office:value="66.25">
            <text:p>66.25</text:p>
          </table:table-cell>
          <table:table-cell office:value-type="float" office:value="102.25">
            <text:p>102.25</text:p>
          </table:table-cell>
          <table:table-cell office:value-type="float" office:value="371.25">
            <text:p>371.25</text:p>
          </table:table-cell>
          <table:table-cell office:value-type="float" office:value="0.0380309988518944">
            <text:p>0.0380309989</text:p>
          </table:table-cell>
          <table:table-cell office:value-type="float" office:value="0.0343928691557349">
            <text:p>0.0343928692</text:p>
          </table:table-cell>
          <table:table-cell office:value-type="float" office:value="0.0633748719699556">
            <text:p>0.063374872</text:p>
          </table:table-cell>
          <table:table-cell office:value-type="float" office:value="1.13594335545403">
            <text:p>1.1359433555</text:p>
          </table:table-cell>
          <table:table-cell office:value-type="float" office:value="1.12269346616465">
            <text:p>1.1226934662</text:p>
          </table:table-cell>
          <table:table-cell office:value-type="float" office:value="1.22968414571337">
            <text:p>1.2296841457</text:p>
          </table:table-cell>
          <table:table-cell office:value-type="float" office:value="18.5702650004696">
            <text:p>18.5702650005</text:p>
          </table:table-cell>
          <table:table-cell office:value-type="float" office:value="20.4984254805563">
            <text:p>20.4984254806</text:p>
          </table:table-cell>
          <table:table-cell office:value-type="float" office:value="11.2802801694796">
            <text:p>11.2802801695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1803">
            <text:p>1803</text:p>
          </table:table-cell>
          <table:table-cell office:value-type="float" office:value="3223">
            <text:p>3223</text:p>
          </table:table-cell>
          <table:table-cell office:value-type="float" office:value="6165">
            <text:p>6165</text:p>
          </table:table-cell>
          <table:table-cell office:value-type="float" office:value="80.25">
            <text:p>80.25</text:p>
          </table:table-cell>
          <table:table-cell office:value-type="float" office:value="244.25">
            <text:p>244.25</text:p>
          </table:table-cell>
          <table:table-cell office:value-type="float" office:value="439.625">
            <text:p>439.625</text:p>
          </table:table-cell>
          <table:table-cell office:value-type="float" office:value="0.0445091514143095">
            <text:p>0.0445091514</text:p>
          </table:table-cell>
          <table:table-cell office:value-type="float" office:value="0.0757834315854794">
            <text:p>0.0757834316</text:p>
          </table:table-cell>
          <table:table-cell office:value-type="float" office:value="0.0713098134630981">
            <text:p>0.0713098135</text:p>
          </table:table-cell>
          <table:table-cell office:value-type="float" office:value="1.15966491648694">
            <text:p>1.1596649165</text:p>
          </table:table-cell>
          <table:table-cell office:value-type="float" office:value="1.2764985424148">
            <text:p>1.2764985424</text:p>
          </table:table-cell>
          <table:table-cell office:value-type="float" office:value="1.25955112253328">
            <text:p>1.2595511225</text:p>
          </table:table-cell>
          <table:table-cell office:value-type="float" office:value="15.9171968167351">
            <text:p>15.9171968167</text:p>
          </table:table-cell>
          <table:table-cell office:value-type="float" office:value="9.48877561794681">
            <text:p>9.4887756179</text:p>
          </table:table-cell>
          <table:table-cell office:value-type="float" office:value="10.0628166031376">
            <text:p>10.062816603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1944">
            <text:p>1944</text:p>
          </table:table-cell>
          <table:table-cell office:value-type="float" office:value="3230">
            <text:p>3230</text:p>
          </table:table-cell>
          <table:table-cell office:value-type="float" office:value="5780">
            <text:p>5780</text:p>
          </table:table-cell>
          <table:table-cell office:value-type="float" office:value="90.375">
            <text:p>90.375</text:p>
          </table:table-cell>
          <table:table-cell office:value-type="float" office:value="149.125">
            <text:p>149.125</text:p>
          </table:table-cell>
          <table:table-cell office:value-type="float" office:value="381.75">
            <text:p>381.75</text:p>
          </table:table-cell>
          <table:table-cell office:value-type="float" office:value="0.0464891975308642">
            <text:p>0.0464891975</text:p>
          </table:table-cell>
          <table:table-cell office:value-type="float" office:value="0.0461687306501548">
            <text:p>0.0461687307</text:p>
          </table:table-cell>
          <table:table-cell office:value-type="float" office:value="0.0660467128027682">
            <text:p>0.0660467128</text:p>
          </table:table-cell>
          <table:table-cell office:value-type="float" office:value="1.16694823251267">
            <text:p>1.1669482325</text:p>
          </table:table-cell>
          <table:table-cell office:value-type="float" office:value="1.16576839858764">
            <text:p>1.1657683986</text:p>
          </table:table-cell>
          <table:table-cell office:value-type="float" office:value="1.23971334462291">
            <text:p>1.2397133446</text:p>
          </table:table-cell>
          <table:table-cell office:value-type="float" office:value="15.2538036144528">
            <text:p>15.2538036145</text:p>
          </table:table-cell>
          <table:table-cell office:value-type="float" office:value="15.3573137448362">
            <text:p>15.3573137448</text:p>
          </table:table-cell>
          <table:table-cell office:value-type="float" office:value="10.8376816376685">
            <text:p>10.837681637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1985">
            <text:p>1985</text:p>
          </table:table-cell>
          <table:table-cell office:value-type="float" office:value="3425">
            <text:p>3425</text:p>
          </table:table-cell>
          <table:table-cell office:value-type="float" office:value="6248">
            <text:p>6248</text:p>
          </table:table-cell>
          <table:table-cell office:value-type="float" office:value="74.5">
            <text:p>74.5</text:p>
          </table:table-cell>
          <table:table-cell office:value-type="float" office:value="169">
            <text:p>169</text:p>
          </table:table-cell>
          <table:table-cell office:value-type="float" office:value="491.125">
            <text:p>491.125</text:p>
          </table:table-cell>
          <table:table-cell office:value-type="float" office:value="0.0375314861460957">
            <text:p>0.0375314861</text:p>
          </table:table-cell>
          <table:table-cell office:value-type="float" office:value="0.0493430656934307">
            <text:p>0.0493430657</text:p>
          </table:table-cell>
          <table:table-cell office:value-type="float" office:value="0.0786051536491677">
            <text:p>0.0786051536</text:p>
          </table:table-cell>
          <table:table-cell office:value-type="float" office:value="1.13412108191791">
            <text:p>1.1341210819</text:p>
          </table:table-cell>
          <table:table-cell office:value-type="float" office:value="1.17747281666578">
            <text:p>1.1774728167</text:p>
          </table:table-cell>
          <table:table-cell office:value-type="float" office:value="1.2872284273253">
            <text:p>1.2872284273</text:p>
          </table:table-cell>
          <table:table-cell office:value-type="float" office:value="18.8128635936056">
            <text:p>18.8128635936</text:p>
          </table:table-cell>
          <table:table-cell office:value-type="float" office:value="14.3913010463224">
            <text:p>14.3913010463</text:p>
          </table:table-cell>
          <table:table-cell office:value-type="float" office:value="9.16029144729726">
            <text:p>9.160291447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810">
            <text:p>1810</text:p>
          </table:table-cell>
          <table:table-cell office:value-type="float" office:value="3450">
            <text:p>3450</text:p>
          </table:table-cell>
          <table:table-cell office:value-type="float" office:value="6490">
            <text:p>6490</text:p>
          </table:table-cell>
          <table:table-cell office:value-type="float" office:value="109">
            <text:p>109</text:p>
          </table:table-cell>
          <table:table-cell office:value-type="float" office:value="223.75">
            <text:p>223.75</text:p>
          </table:table-cell>
          <table:table-cell office:value-type="float" office:value="375.75">
            <text:p>375.75</text:p>
          </table:table-cell>
          <table:table-cell office:value-type="float" office:value="0.0602209944751381">
            <text:p>0.0602209945</text:p>
          </table:table-cell>
          <table:table-cell office:value-type="float" office:value="0.0648550724637681">
            <text:p>0.0648550725</text:p>
          </table:table-cell>
          <table:table-cell office:value-type="float" office:value="0.0578967642526965">
            <text:p>0.0578967643</text:p>
          </table:table-cell>
          <table:table-cell office:value-type="float" office:value="1.21788155428711">
            <text:p>1.2178815543</text:p>
          </table:table-cell>
          <table:table-cell office:value-type="float" office:value="1.23523686725478">
            <text:p>1.2352368673</text:p>
          </table:table-cell>
          <table:table-cell office:value-type="float" office:value="1.20920866409386">
            <text:p>1.2092086641</text:p>
          </table:table-cell>
          <table:table-cell office:value-type="float" office:value="11.853254683692">
            <text:p>11.8532546837</text:p>
          </table:table-cell>
          <table:table-cell office:value-type="float" office:value="11.0305766277681">
            <text:p>11.0305766278</text:p>
          </table:table-cell>
          <table:table-cell office:value-type="float" office:value="12.315445701621">
            <text:p>12.315445701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990">
            <text:p>1990</text:p>
          </table:table-cell>
          <table:table-cell office:value-type="float" office:value="4044">
            <text:p>4044</text:p>
          </table:table-cell>
          <table:table-cell office:value-type="float" office:value="7515">
            <text:p>7515</text:p>
          </table:table-cell>
          <table:table-cell office:value-type="float" office:value="140.5">
            <text:p>140.5</text:p>
          </table:table-cell>
          <table:table-cell office:value-type="float" office:value="119.5">
            <text:p>119.5</text:p>
          </table:table-cell>
          <table:table-cell office:value-type="float" office:value="431.875">
            <text:p>431.875</text:p>
          </table:table-cell>
          <table:table-cell office:value-type="float" office:value="0.0706030150753769">
            <text:p>0.0706030151</text:p>
          </table:table-cell>
          <table:table-cell office:value-type="float" office:value="0.0295499505440158">
            <text:p>0.0295499505</text:p>
          </table:table-cell>
          <table:table-cell office:value-type="float" office:value="0.0574683965402528">
            <text:p>0.0574683965</text:p>
          </table:table-cell>
          <table:table-cell office:value-type="float" office:value="1.25688073280978">
            <text:p>1.2568807328</text:p>
          </table:table-cell>
          <table:table-cell office:value-type="float" office:value="1.10513629807528">
            <text:p>1.1051362981</text:p>
          </table:table-cell>
          <table:table-cell office:value-type="float" office:value="1.20761251642866">
            <text:p>1.2076125164</text:p>
          </table:table-cell>
          <table:table-cell office:value-type="float" office:value="10.1601626968023">
            <text:p>10.1601626968</text:p>
          </table:table-cell>
          <table:table-cell office:value-type="float" office:value="23.801688112443">
            <text:p>23.8016881124</text:p>
          </table:table-cell>
          <table:table-cell office:value-type="float" office:value="12.4047089391843">
            <text:p>12.404708939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office:value-type="float" office:value="2168">
            <text:p>2168</text:p>
          </table:table-cell>
          <table:table-cell office:value-type="float" office:value="4088">
            <text:p>4088</text:p>
          </table:table-cell>
          <table:table-cell office:value-type="float" office:value="8320">
            <text:p>8320</text:p>
          </table:table-cell>
          <table:table-cell office:value-type="float" office:value="142.625">
            <text:p>142.625</text:p>
          </table:table-cell>
          <table:table-cell office:value-type="float" office:value="185.125">
            <text:p>185.125</text:p>
          </table:table-cell>
          <table:table-cell office:value-type="float" office:value="327.375">
            <text:p>327.375</text:p>
          </table:table-cell>
          <table:table-cell office:value-type="float" office:value="0.0657864391143911">
            <text:p>0.0657864391</text:p>
          </table:table-cell>
          <table:table-cell office:value-type="float" office:value="0.0452849804305284">
            <text:p>0.0452849804</text:p>
          </table:table-cell>
          <table:table-cell office:value-type="float" office:value="0.0393479567307692">
            <text:p>0.0393479567</text:p>
          </table:table-cell>
          <table:table-cell office:value-type="float" office:value="1.23873513382022">
            <text:p>1.2387351338</text:p>
          </table:table-cell>
          <table:table-cell office:value-type="float" office:value="1.16251686123393">
            <text:p>1.1625168612</text:p>
          </table:table-cell>
          <table:table-cell office:value-type="float" office:value="1.14075244148751">
            <text:p>1.1407524415</text:p>
          </table:table-cell>
          <table:table-cell office:value-type="float" office:value="10.8792167712242">
            <text:p>10.8792167712</text:p>
          </table:table-cell>
          <table:table-cell office:value-type="float" office:value="15.6503526086818">
            <text:p>15.6503526087</text:p>
          </table:table-cell>
          <table:table-cell office:value-type="float" office:value="17.9601811025774">
            <text:p>17.960181102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310">
            <text:p>2310</text:p>
          </table:table-cell>
          <table:table-cell office:value-type="float" office:value="4176">
            <text:p>4176</text:p>
          </table:table-cell>
          <table:table-cell office:value-type="float" office:value="8190">
            <text:p>8190</text:p>
          </table:table-cell>
          <table:table-cell office:value-type="float" office:value="188">
            <text:p>188</text:p>
          </table:table-cell>
          <table:table-cell office:value-type="float" office:value="218.75">
            <text:p>218.75</text:p>
          </table:table-cell>
          <table:table-cell office:value-type="float" office:value="279.375">
            <text:p>279.375</text:p>
          </table:table-cell>
          <table:table-cell office:value-type="float" office:value="0.0813852813852814">
            <text:p>0.0813852814</text:p>
          </table:table-cell>
          <table:table-cell office:value-type="float" office:value="0.052382662835249">
            <text:p>0.0523826628</text:p>
          </table:table-cell>
          <table:table-cell office:value-type="float" office:value="0.0341117216117216">
            <text:p>0.0341117216</text:p>
          </table:table-cell>
          <table:table-cell office:value-type="float" office:value="1.29783067033976">
            <text:p>1.2978306703</text:p>
          </table:table-cell>
          <table:table-cell office:value-type="float" office:value="1.18871744892017">
            <text:p>1.1887174489</text:p>
          </table:table-cell>
          <table:table-cell office:value-type="float" office:value="1.1216717003616">
            <text:p>1.1216717004</text:p>
          </table:table-cell>
          <table:table-cell office:value-type="float" office:value="8.85891619843643">
            <text:p>8.8589161984</text:p>
          </table:table-cell>
          <table:table-cell office:value-type="float" office:value="13.576002281154">
            <text:p>13.5760022812</text:p>
          </table:table-cell>
          <table:table-cell office:value-type="float" office:value="20.6645480952114">
            <text:p>20.664548095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2592">
            <text:p>2592</text:p>
          </table:table-cell>
          <table:table-cell office:value-type="float" office:value="4608">
            <text:p>4608</text:p>
          </table:table-cell>
          <table:table-cell office:value-type="float" office:value="9629">
            <text:p>9629</text:p>
          </table:table-cell>
          <table:table-cell office:value-type="float" office:value="191.75">
            <text:p>191.75</text:p>
          </table:table-cell>
          <table:table-cell office:value-type="float" office:value="269.25">
            <text:p>269.25</text:p>
          </table:table-cell>
          <table:table-cell office:value-type="float" office:value="425.875">
            <text:p>425.875</text:p>
          </table:table-cell>
          <table:table-cell office:value-type="float" office:value="0.0739776234567901">
            <text:p>0.0739776235</text:p>
          </table:table-cell>
          <table:table-cell office:value-type="float" office:value="0.0584309895833333">
            <text:p>0.0584309896</text:p>
          </table:table-cell>
          <table:table-cell office:value-type="float" office:value="0.0442283726243639">
            <text:p>0.0442283726</text:p>
          </table:table-cell>
          <table:table-cell office:value-type="float" office:value="1.2696481520925">
            <text:p>1.2696481521</text:p>
          </table:table-cell>
          <table:table-cell office:value-type="float" office:value="1.21120025740729">
            <text:p>1.2112002574</text:p>
          </table:table-cell>
          <table:table-cell office:value-type="float" office:value="1.15863335611747">
            <text:p>1.1586333561</text:p>
          </table:table-cell>
          <table:table-cell office:value-type="float" office:value="9.71213854670985">
            <text:p>9.7121385467</text:p>
          </table:table-cell>
          <table:table-cell office:value-type="float" office:value="12.2059573106488">
            <text:p>12.2059573106</text:p>
          </table:table-cell>
          <table:table-cell office:value-type="float" office:value="16.016076642201">
            <text:p>16.016076642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2439">
            <text:p>2439</text:p>
          </table:table-cell>
          <table:table-cell office:value-type="float" office:value="4870">
            <text:p>4870</text:p>
          </table:table-cell>
          <table:table-cell office:value-type="float" office:value="8887">
            <text:p>8887</text:p>
          </table:table-cell>
          <table:table-cell office:value-type="float" office:value="212.25">
            <text:p>212.25</text:p>
          </table:table-cell>
          <table:table-cell office:value-type="float" office:value="264.875">
            <text:p>264.875</text:p>
          </table:table-cell>
          <table:table-cell office:value-type="float" office:value="269.625">
            <text:p>269.625</text:p>
          </table:table-cell>
          <table:table-cell office:value-type="float" office:value="0.0870233702337023">
            <text:p>0.0870233702</text:p>
          </table:table-cell>
          <table:table-cell office:value-type="float" office:value="0.0543891170431212">
            <text:p>0.054389117</text:p>
          </table:table-cell>
          <table:table-cell office:value-type="float" office:value="0.0303392595926634">
            <text:p>0.0303392596</text:p>
          </table:table-cell>
          <table:table-cell office:value-type="float" office:value="1.31942500707295">
            <text:p>1.3194250071</text:p>
          </table:table-cell>
          <table:table-cell office:value-type="float" office:value="1.19615993471428">
            <text:p>1.1961599347</text:p>
          </table:table-cell>
          <table:table-cell office:value-type="float" office:value="1.10799153109268">
            <text:p>1.1079915311</text:p>
          </table:table-cell>
          <table:table-cell office:value-type="float" office:value="8.30682365474183">
            <text:p>8.3068236547</text:p>
          </table:table-cell>
          <table:table-cell office:value-type="float" office:value="13.0877402044991">
            <text:p>13.0877402045</text:p>
          </table:table-cell>
          <table:table-cell office:value-type="float" office:value="23.1913896065378">
            <text:p>23.191389606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97">
            <text:p>97</text:p>
          </table:table-cell>
          <table:table-cell office:value-type="float" office:value="2593">
            <text:p>2593</text:p>
          </table:table-cell>
          <table:table-cell office:value-type="float" office:value="4998">
            <text:p>4998</text:p>
          </table:table-cell>
          <table:table-cell office:value-type="float" office:value="8065">
            <text:p>8065</text:p>
          </table:table-cell>
          <table:table-cell office:value-type="float" office:value="245.875">
            <text:p>245.875</text:p>
          </table:table-cell>
          <table:table-cell office:value-type="float" office:value="421.25">
            <text:p>421.25</text:p>
          </table:table-cell>
          <table:table-cell office:value-type="float" office:value="399.125">
            <text:p>399.125</text:p>
          </table:table-cell>
          <table:table-cell office:value-type="float" office:value="0.0948225993058234">
            <text:p>0.0948225993</text:p>
          </table:table-cell>
          <table:table-cell office:value-type="float" office:value="0.0842837134853942">
            <text:p>0.0842837135</text:p>
          </table:table-cell>
          <table:table-cell office:value-type="float" office:value="0.0494885306881587">
            <text:p>0.0494885307</text:p>
          </table:table-cell>
          <table:table-cell office:value-type="float" office:value="1.34950209523504">
            <text:p>1.3495020952</text:p>
          </table:table-cell>
          <table:table-cell office:value-type="float" office:value="1.3089163361423">
            <text:p>1.3089163361</text:p>
          </table:table-cell>
          <table:table-cell office:value-type="float" office:value="1.17801012216111">
            <text:p>1.1780101222</text:p>
          </table:table-cell>
          <table:table-cell office:value-type="float" office:value="7.65127799629309">
            <text:p>7.6512779963</text:p>
          </table:table-cell>
          <table:table-cell office:value-type="float" office:value="8.56587533269001">
            <text:p>8.5658753327</text:p>
          </table:table-cell>
          <table:table-cell office:value-type="float" office:value="14.3500022433131">
            <text:p>14.350002243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4">
            <text:p>74</text:p>
          </table:table-cell>
          <table:table-cell office:value-type="float" office:value="3005">
            <text:p>3005</text:p>
          </table:table-cell>
          <table:table-cell office:value-type="float" office:value="5410">
            <text:p>5410</text:p>
          </table:table-cell>
          <table:table-cell office:value-type="float" office:value="9807">
            <text:p>9807</text:p>
          </table:table-cell>
          <table:table-cell office:value-type="float" office:value="337.75">
            <text:p>337.75</text:p>
          </table:table-cell>
          <table:table-cell office:value-type="float" office:value="370.25">
            <text:p>370.25</text:p>
          </table:table-cell>
          <table:table-cell office:value-type="float" office:value="415.375">
            <text:p>415.375</text:p>
          </table:table-cell>
          <table:table-cell office:value-type="float" office:value="0.112396006655574">
            <text:p>0.1123960067</text:p>
          </table:table-cell>
          <table:table-cell office:value-type="float" office:value="0.0684380776340111">
            <text:p>0.0684380776</text:p>
          </table:table-cell>
          <table:table-cell office:value-type="float" office:value="0.0423549505455287">
            <text:p>0.0423549505</text:p>
          </table:table-cell>
          <table:table-cell office:value-type="float" office:value="1.41814643342626">
            <text:p>1.4181464334</text:p>
          </table:table-cell>
          <table:table-cell office:value-type="float" office:value="1.24871346184071">
            <text:p>1.2487134618</text:p>
          </table:table-cell>
          <table:table-cell office:value-type="float" office:value="1.15175845290735">
            <text:p>1.1517584529</text:p>
          </table:table-cell>
          <table:table-cell office:value-type="float" office:value="6.50743109730405">
            <text:p>6.5074310973</text:p>
          </table:table-cell>
          <table:table-cell office:value-type="float" office:value="10.470842628756">
            <text:p>10.4708426288</text:p>
          </table:table-cell>
          <table:table-cell office:value-type="float" office:value="16.7093762094689">
            <text:p>16.709376209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97">
            <text:p>97</text:p>
          </table:table-cell>
          <table:table-cell office:value-type="float" office:value="3200">
            <text:p>3200</text:p>
          </table:table-cell>
          <table:table-cell office:value-type="float" office:value="5676">
            <text:p>5676</text:p>
          </table:table-cell>
          <table:table-cell office:value-type="float" office:value="9619">
            <text:p>9619</text:p>
          </table:table-cell>
          <table:table-cell office:value-type="float" office:value="253.75">
            <text:p>253.75</text:p>
          </table:table-cell>
          <table:table-cell office:value-type="float" office:value="275.625">
            <text:p>275.625</text:p>
          </table:table-cell>
          <table:table-cell office:value-type="float" office:value="248.125">
            <text:p>248.125</text:p>
          </table:table-cell>
          <table:table-cell office:value-type="float" office:value="0.079296875">
            <text:p>0.079296875</text:p>
          </table:table-cell>
          <table:table-cell office:value-type="float" office:value="0.0485597251585624">
            <text:p>0.0485597252</text:p>
          </table:table-cell>
          <table:table-cell office:value-type="float" office:value="0.0257953009668365">
            <text:p>0.025795301</text:p>
          </table:table-cell>
          <table:table-cell office:value-type="float" office:value="1.28986353149414">
            <text:p>1.2898635315</text:p>
          </table:table-cell>
          <table:table-cell office:value-type="float" office:value="1.17458080999362">
            <text:p>1.17458081</text:p>
          </table:table-cell>
          <table:table-cell office:value-type="float" office:value="1.09158773258579">
            <text:p>1.0915877326</text:p>
          </table:table-cell>
          <table:table-cell office:value-type="float" office:value="9.08333260678851">
            <text:p>9.0833326068</text:p>
          </table:table-cell>
          <table:table-cell office:value-type="float" office:value="14.6179513814414">
            <text:p>14.6179513814</text:p>
          </table:table-cell>
          <table:table-cell office:value-type="float" office:value="27.2161664028541">
            <text:p>27.216166402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084">
            <text:p>3084</text:p>
          </table:table-cell>
          <table:table-cell office:value-type="float" office:value="5790">
            <text:p>5790</text:p>
          </table:table-cell>
          <table:table-cell office:value-type="float" office:value="9585">
            <text:p>9585</text:p>
          </table:table-cell>
          <table:table-cell office:value-type="float" office:value="209.75">
            <text:p>209.75</text:p>
          </table:table-cell>
          <table:table-cell office:value-type="float" office:value="238.75">
            <text:p>238.75</text:p>
          </table:table-cell>
          <table:table-cell office:value-type="float" office:value="560.625">
            <text:p>560.625</text:p>
          </table:table-cell>
          <table:table-cell office:value-type="float" office:value="0.0680123216601816">
            <text:p>0.0680123217</text:p>
          </table:table-cell>
          <table:table-cell office:value-type="float" office:value="0.0412348877374784">
            <text:p>0.0412348877</text:p>
          </table:table-cell>
          <table:table-cell office:value-type="float" office:value="0.058489827856025">
            <text:p>0.0584898279</text:p>
          </table:table-cell>
          <table:table-cell office:value-type="float" office:value="1.24710945056995">
            <text:p>1.2471094506</text:p>
          </table:table-cell>
          <table:table-cell office:value-type="float" office:value="1.14765472637595">
            <text:p>1.1476547264</text:p>
          </table:table-cell>
          <table:table-cell office:value-type="float" office:value="1.21141967502284">
            <text:p>1.211419675</text:p>
          </table:table-cell>
          <table:table-cell office:value-type="float" office:value="10.5342673320166">
            <text:p>10.534267332</text:p>
          </table:table-cell>
          <table:table-cell office:value-type="float" office:value="17.1539660200828">
            <text:p>17.1539660201</text:p>
          </table:table-cell>
          <table:table-cell office:value-type="float" office:value="12.1940207663885">
            <text:p>12.194020766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66">
            <text:p>3566</text:p>
          </table:table-cell>
          <table:table-cell office:value-type="float" office:value="6205">
            <text:p>6205</text:p>
          </table:table-cell>
          <table:table-cell office:value-type="float" office:value="10759">
            <text:p>10759</text:p>
          </table:table-cell>
          <table:table-cell office:value-type="float" office:value="215.5">
            <text:p>215.5</text:p>
          </table:table-cell>
          <table:table-cell office:value-type="float" office:value="437.5">
            <text:p>437.5</text:p>
          </table:table-cell>
          <table:table-cell office:value-type="float" office:value="734">
            <text:p>734</text:p>
          </table:table-cell>
          <table:table-cell office:value-type="float" office:value="0.0604318564217611">
            <text:p>0.0604318564</text:p>
          </table:table-cell>
          <table:table-cell office:value-type="float" office:value="0.0705076551168413">
            <text:p>0.0705076551</text:p>
          </table:table-cell>
          <table:table-cell office:value-type="float" office:value="0.0682219537131704">
            <text:p>0.0682219537</text:p>
          </table:table-cell>
          <table:table-cell office:value-type="float" office:value="1.2186694356465">
            <text:p>1.2186694356</text:p>
          </table:table-cell>
          <table:table-cell office:value-type="float" office:value="1.25652059859189">
            <text:p>1.2565205986</text:p>
          </table:table-cell>
          <table:table-cell office:value-type="float" office:value="1.24789913853424">
            <text:p>1.2478991385</text:p>
          </table:table-cell>
          <table:table-cell office:value-type="float" office:value="11.8130817090439">
            <text:p>11.813081709</text:p>
          </table:table-cell>
          <table:table-cell office:value-type="float" office:value="10.1734458203378">
            <text:p>10.1734458203</text:p>
          </table:table-cell>
          <table:table-cell office:value-type="float" office:value="10.5029396292802">
            <text:p>10.502939629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4380">
            <text:p>4380</text:p>
          </table:table-cell>
          <table:table-cell office:value-type="float" office:value="6686">
            <text:p>6686</text:p>
          </table:table-cell>
          <table:table-cell office:value-type="float" office:value="12347">
            <text:p>12347</text:p>
          </table:table-cell>
          <table:table-cell office:value-type="float" office:value="253.75">
            <text:p>253.75</text:p>
          </table:table-cell>
          <table:table-cell office:value-type="float" office:value="256.875">
            <text:p>256.875</text:p>
          </table:table-cell>
          <table:table-cell office:value-type="float" office:value="771.75">
            <text:p>771.75</text:p>
          </table:table-cell>
          <table:table-cell office:value-type="float" office:value="0.0579337899543379">
            <text:p>0.05793379</text:p>
          </table:table-cell>
          <table:table-cell office:value-type="float" office:value="0.0384198324857912">
            <text:p>0.0384198325</text:p>
          </table:table-cell>
          <table:table-cell office:value-type="float" office:value="0.0625050619583705">
            <text:p>0.062505062</text:p>
          </table:table-cell>
          <table:table-cell office:value-type="float" office:value="1.20934665991639">
            <text:p>1.2093466599</text:p>
          </table:table-cell>
          <table:table-cell office:value-type="float" office:value="1.13736253741561">
            <text:p>1.1373625374</text:p>
          </table:table-cell>
          <table:table-cell office:value-type="float" office:value="1.22642520708432">
            <text:p>1.2264252071</text:p>
          </table:table-cell>
          <table:table-cell office:value-type="float" office:value="12.3077922518154">
            <text:p>12.3077922518</text:p>
          </table:table-cell>
          <table:table-cell office:value-type="float" office:value="18.3857859675375">
            <text:p>18.3857859675</text:p>
          </table:table-cell>
          <table:table-cell office:value-type="float" office:value="11.4325284532196">
            <text:p>11.432528453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 office:value-type="float" office:value="78">
            <text:p>78</text:p>
          </table:table-cell>
          <table:table-cell office:value-type="float" office:value="3924">
            <text:p>3924</text:p>
          </table:table-cell>
          <table:table-cell office:value-type="float" office:value="6544">
            <text:p>6544</text:p>
          </table:table-cell>
          <table:table-cell office:value-type="float" office:value="11381">
            <text:p>11381</text:p>
          </table:table-cell>
          <table:table-cell office:value-type="float" office:value="197">
            <text:p>197</text:p>
          </table:table-cell>
          <table:table-cell office:value-type="float" office:value="489.75">
            <text:p>489.75</text:p>
          </table:table-cell>
          <table:table-cell office:value-type="float" office:value="842.25">
            <text:p>842.25</text:p>
          </table:table-cell>
          <table:table-cell office:value-type="float" office:value="0.050203873598369">
            <text:p>0.0502038736</text:p>
          </table:table-cell>
          <table:table-cell office:value-type="float" office:value="0.0748395476772616">
            <text:p>0.0748395477</text:p>
          </table:table-cell>
          <table:table-cell office:value-type="float" office:value="0.0740049204815043">
            <text:p>0.0740049205</text:p>
          </table:table-cell>
          <table:table-cell office:value-type="float" office:value="1.18065359828588">
            <text:p>1.1806535983</text:p>
          </table:table-cell>
          <table:table-cell office:value-type="float" office:value="1.27291629434763">
            <text:p>1.2729162943</text:p>
          </table:table-cell>
          <table:table-cell office:value-type="float" office:value="1.26975160906599">
            <text:p>1.2697516091</text:p>
          </table:table-cell>
          <table:table-cell office:value-type="float" office:value="14.1503916521793">
            <text:p>14.1503916522</text:p>
          </table:table-cell>
          <table:table-cell office:value-type="float" office:value="9.60418189100337">
            <text:p>9.604181891</text:p>
          </table:table-cell>
          <table:table-cell office:value-type="float" office:value="9.7086810306817">
            <text:p>9.708681030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75">
            <text:p>75</text:p>
          </table:table-cell>
          <table:table-cell table:number-columns-repeated="2" office:value-type="float" office:value="129">
            <text:p>129</text:p>
          </table:table-cell>
          <table:table-cell office:value-type="float" office:value="3977">
            <text:p>3977</text:p>
          </table:table-cell>
          <table:table-cell office:value-type="float" office:value="7257">
            <text:p>7257</text:p>
          </table:table-cell>
          <table:table-cell office:value-type="float" office:value="12659">
            <text:p>12659</text:p>
          </table:table-cell>
          <table:table-cell office:value-type="float" office:value="236.375">
            <text:p>236.375</text:p>
          </table:table-cell>
          <table:table-cell office:value-type="float" office:value="338.375">
            <text:p>338.375</text:p>
          </table:table-cell>
          <table:table-cell office:value-type="float" office:value="700.375">
            <text:p>700.375</text:p>
          </table:table-cell>
          <table:table-cell office:value-type="float" office:value="0.0594355041488559">
            <text:p>0.0594355041</text:p>
          </table:table-cell>
          <table:table-cell office:value-type="float" office:value="0.0466273942400441">
            <text:p>0.0466273942</text:p>
          </table:table-cell>
          <table:table-cell office:value-type="float" office:value="0.055326250098744">
            <text:p>0.0553262501</text:p>
          </table:table-cell>
          <table:table-cell office:value-type="float" office:value="1.21494811966172">
            <text:p>1.2149481197</text:p>
          </table:table-cell>
          <table:table-cell office:value-type="float" office:value="1.16745714307164">
            <text:p>1.1674571431</text:p>
          </table:table-cell>
          <table:table-cell office:value-type="float" office:value="1.19964142348758">
            <text:p>1.1996414235</text:p>
          </table:table-cell>
          <table:table-cell office:value-type="float" office:value="12.0054126221589">
            <text:p>12.0054126222</text:p>
          </table:table-cell>
          <table:table-cell office:value-type="float" office:value="15.2096053808003">
            <text:p>15.2096053808</text:p>
          </table:table-cell>
          <table:table-cell office:value-type="float" office:value="12.8718232787362">
            <text:p>12.871823278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5">
            <text:p>75</text:p>
          </table:table-cell>
          <table:table-cell office:value-type="float" office:value="97">
            <text:p>97</text:p>
          </table:table-cell>
          <table:table-cell office:value-type="float" office:value="4566">
            <text:p>4566</text:p>
          </table:table-cell>
          <table:table-cell office:value-type="float" office:value="8007">
            <text:p>8007</text:p>
          </table:table-cell>
          <table:table-cell office:value-type="float" office:value="15568">
            <text:p>15568</text:p>
          </table:table-cell>
          <table:table-cell office:value-type="float" office:value="204.375">
            <text:p>204.375</text:p>
          </table:table-cell>
          <table:table-cell office:value-type="float" office:value="602.75">
            <text:p>602.75</text:p>
          </table:table-cell>
          <table:table-cell office:value-type="float" office:value="423.125">
            <text:p>423.125</text:p>
          </table:table-cell>
          <table:table-cell office:value-type="float" office:value="0.0447601839684625">
            <text:p>0.044760184</text:p>
          </table:table-cell>
          <table:table-cell office:value-type="float" office:value="0.0752778818533783">
            <text:p>0.0752778819</text:p>
          </table:table-cell>
          <table:table-cell office:value-type="float" office:value="0.0271791495375128">
            <text:p>0.0271791495</text:p>
          </table:table-cell>
          <table:table-cell office:value-type="float" office:value="1.16058745306464">
            <text:p>1.1605874531</text:p>
          </table:table-cell>
          <table:table-cell office:value-type="float" office:value="1.27457943509963">
            <text:p>1.2745794351</text:p>
          </table:table-cell>
          <table:table-cell office:value-type="float" office:value="1.09657488747368">
            <text:p>1.0965748875</text:p>
          </table:table-cell>
          <table:table-cell office:value-type="float" office:value="15.8298427079169">
            <text:p>15.8298427079</text:p>
          </table:table-cell>
          <table:table-cell office:value-type="float" office:value="9.55022811857134">
            <text:p>9.5502281186</text:p>
          </table:table-cell>
          <table:table-cell office:value-type="float" office:value="25.8479263948425">
            <text:p>25.8479263948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4890">
            <text:p>4890</text:p>
          </table:table-cell>
          <table:table-cell office:value-type="float" office:value="8328">
            <text:p>8328</text:p>
          </table:table-cell>
          <table:table-cell office:value-type="float" office:value="15043">
            <text:p>15043</text:p>
          </table:table-cell>
          <table:table-cell office:value-type="float" office:value="233.125">
            <text:p>233.125</text:p>
          </table:table-cell>
          <table:table-cell office:value-type="float" office:value="252.875">
            <text:p>252.875</text:p>
          </table:table-cell>
          <table:table-cell office:value-type="float" office:value="500.875">
            <text:p>500.875</text:p>
          </table:table-cell>
          <table:table-cell office:value-type="float" office:value="0.0476738241308793">
            <text:p>0.0476738241</text:p>
          </table:table-cell>
          <table:table-cell office:value-type="float" office:value="0.0303644332372719">
            <text:p>0.0303644332</text:p>
          </table:table-cell>
          <table:table-cell office:value-type="float" office:value="0.0332962175098052">
            <text:p>0.0332962175</text:p>
          </table:table-cell>
          <table:table-cell office:value-type="float" office:value="1.17131305973231">
            <text:p>1.1713130597</text:p>
          </table:table-cell>
          <table:table-cell office:value-type="float" office:value="1.10808263398986">
            <text:p>1.108082634</text:p>
          </table:table-cell>
          <table:table-cell office:value-type="float" office:value="1.11870969196122">
            <text:p>1.118709692</text:p>
          </table:table-cell>
          <table:table-cell office:value-type="float" office:value="14.8832496267919">
            <text:p>14.8832496268</text:p>
          </table:table-cell>
          <table:table-cell office:value-type="float" office:value="23.1724472609227">
            <text:p>23.1724472609</text:p>
          </table:table-cell>
          <table:table-cell office:value-type="float" office:value="21.1622769670262">
            <text:p>21.16227696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128">
            <text:p>128</text:p>
          </table:table-cell>
          <table:table-cell office:value-type="float" office:value="4600">
            <text:p>4600</text:p>
          </table:table-cell>
          <table:table-cell office:value-type="float" office:value="8427">
            <text:p>8427</text:p>
          </table:table-cell>
          <table:table-cell office:value-type="float" office:value="16674">
            <text:p>16674</text:p>
          </table:table-cell>
          <table:table-cell office:value-type="float" office:value="158">
            <text:p>158</text:p>
          </table:table-cell>
          <table:table-cell office:value-type="float" office:value="289.5">
            <text:p>289.5</text:p>
          </table:table-cell>
          <table:table-cell office:value-type="float" office:value="428.25">
            <text:p>428.25</text:p>
          </table:table-cell>
          <table:table-cell office:value-type="float" office:value="0.0343478260869565">
            <text:p>0.0343478261</text:p>
          </table:table-cell>
          <table:table-cell office:value-type="float" office:value="0.0343538625845497">
            <text:p>0.0343538626</text:p>
          </table:table-cell>
          <table:table-cell office:value-type="float" office:value="0.0256836991723642">
            <text:p>0.0256836992</text:p>
          </table:table-cell>
          <table:table-cell office:value-type="float" office:value="1.12252974669187">
            <text:p>1.1225297467</text:p>
          </table:table-cell>
          <table:table-cell office:value-type="float" office:value="1.1225516872799">
            <text:p>1.1225516873</text:p>
          </table:table-cell>
          <table:table-cell office:value-type="float" office:value="1.0911858658135">
            <text:p>1.0911858658</text:p>
          </table:table-cell>
          <table:table-cell office:value-type="float" office:value="20.5248573023771">
            <text:p>20.5248573024</text:p>
          </table:table-cell>
          <table:table-cell office:value-type="float" office:value="20.521310990343">
            <text:p>20.5213109903</text:p>
          </table:table-cell>
          <table:table-cell office:value-type="float" office:value="27.3329338644701">
            <text:p>27.332933864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5146">
            <text:p>5146</text:p>
          </table:table-cell>
          <table:table-cell office:value-type="float" office:value="8940">
            <text:p>8940</text:p>
          </table:table-cell>
          <table:table-cell office:value-type="float" office:value="15233">
            <text:p>15233</text:p>
          </table:table-cell>
          <table:table-cell office:value-type="float" office:value="217.625">
            <text:p>217.625</text:p>
          </table:table-cell>
          <table:table-cell office:value-type="float" office:value="448">
            <text:p>448</text:p>
          </table:table-cell>
          <table:table-cell office:value-type="float" office:value="148.375">
            <text:p>148.375</text:p>
          </table:table-cell>
          <table:table-cell office:value-type="float" office:value="0.0422901282549553">
            <text:p>0.0422901283</text:p>
          </table:table-cell>
          <table:table-cell office:value-type="float" office:value="0.0501118568232662">
            <text:p>0.0501118568</text:p>
          </table:table-cell>
          <table:table-cell office:value-type="float" office:value="0.0097403663099849">
            <text:p>0.0097403663</text:p>
          </table:table-cell>
          <table:table-cell office:value-type="float" office:value="1.15152082059007">
            <text:p>1.1515208206</text:p>
          </table:table-cell>
          <table:table-cell office:value-type="float" office:value="1.18031344734221">
            <text:p>1.1803134473</text:p>
          </table:table-cell>
          <table:table-cell office:value-type="float" office:value="1.03427723656722">
            <text:p>1.0342772366</text:p>
          </table:table-cell>
          <table:table-cell office:value-type="float" office:value="16.7344643709674">
            <text:p>16.734464371</text:p>
          </table:table-cell>
          <table:table-cell office:value-type="float" office:value="14.1757488599595">
            <text:p>14.175748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818">
            <text:p>5818</text:p>
          </table:table-cell>
          <table:table-cell office:value-type="float" office:value="9629">
            <text:p>9629</text:p>
          </table:table-cell>
          <table:table-cell office:value-type="float" office:value="13467">
            <text:p>13467</text:p>
          </table:table-cell>
          <table:table-cell office:value-type="float" office:value="320">
            <text:p>320</text:p>
          </table:table-cell>
          <table:table-cell office:value-type="float" office:value="210.875">
            <text:p>210.875</text:p>
          </table:table-cell>
          <table:table-cell office:value-type="float" office:value="-465.5">
            <text:p>-465.5</text:p>
          </table:table-cell>
          <table:table-cell office:value-type="float" office:value="0.0550017188037126">
            <text:p>0.0550017188</text:p>
          </table:table-cell>
          <table:table-cell office:value-type="float" office:value="0.0218999896147056">
            <text:p>0.0218999896</text:p>
          </table:table-cell>
          <table:table-cell office:value-type="float" office:value="-0.0345659760897008">
            <text:p>-0.0345659761</text:p>
          </table:table-cell>
          <table:table-cell office:value-type="float" office:value="1.19843538639286">
            <text:p>1.1984353864</text:p>
          </table:table-cell>
          <table:table-cell office:value-type="float" office:value="1.07758999835991">
            <text:p>1.0775899984</text:p>
          </table:table-cell>
          <table:table-cell office:value-type="float" office:value="0.881360904823994">
            <text:p>0.8813609048</text:p>
          </table:table-cell>
          <table:table-cell office:value-type="float" office:value="12.9457631845192">
            <text:p>12.9457631845</text:p>
          </table:table-cell>
          <table:table-cell office:value-type="float" office:value="31.9958934588672">
            <text:p>31.9958934589</text:p>
          </table:table-cell>
          <table:table-cell office:value-type="float" office:value="-19.7042690206213">
            <text:p>-19.704269020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722">
            <text:p>5722</text:p>
          </table:table-cell>
          <table:table-cell office:value-type="float" office:value="9686">
            <text:p>9686</text:p>
          </table:table-cell>
          <table:table-cell office:value-type="float" office:value="14946">
            <text:p>14946</text:p>
          </table:table-cell>
          <table:table-cell office:value-type="float" office:value="320.25">
            <text:p>320.25</text:p>
          </table:table-cell>
          <table:table-cell office:value-type="float" office:value="596.75">
            <text:p>596.75</text:p>
          </table:table-cell>
          <table:table-cell office:value-type="float" office:value="705.875">
            <text:p>705.875</text:p>
          </table:table-cell>
          <table:table-cell office:value-type="float" office:value="0.0559681929395316">
            <text:p>0.0559681929</text:p>
          </table:table-cell>
          <table:table-cell office:value-type="float" office:value="0.0616095395416064">
            <text:p>0.0616095395</text:p>
          </table:table-cell>
          <table:table-cell office:value-type="float" office:value="0.0472283554128195">
            <text:p>0.0472283554</text:p>
          </table:table-cell>
          <table:table-cell office:value-type="float" office:value="1.20202825498536">
            <text:p>1.202028255</text:p>
          </table:table-cell>
          <table:table-cell office:value-type="float" office:value="1.22307302970618">
            <text:p>1.2230730297</text:p>
          </table:table-cell>
          <table:table-cell office:value-type="float" office:value="1.16967105835267">
            <text:p>1.1696710584</text:p>
          </table:table-cell>
          <table:table-cell office:value-type="float" office:value="12.7280906294004">
            <text:p>12.7280906294</text:p>
          </table:table-cell>
          <table:table-cell office:value-type="float" office:value="11.5937673996037">
            <text:p>11.5937673996</text:p>
          </table:table-cell>
          <table:table-cell office:value-type="float" office:value="15.0204128367523">
            <text:p>15.020412836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2">
            <text:p>22</text:p>
          </table:table-cell>
          <table:table-cell office:value-type="float" office:value="5954">
            <text:p>5954</text:p>
          </table:table-cell>
          <table:table-cell office:value-type="float" office:value="9943">
            <text:p>9943</text:p>
          </table:table-cell>
          <table:table-cell office:value-type="float" office:value="16262">
            <text:p>16262</text:p>
          </table:table-cell>
          <table:table-cell office:value-type="float" office:value="476.5">
            <text:p>476.5</text:p>
          </table:table-cell>
          <table:table-cell office:value-type="float" office:value="741">
            <text:p>741</text:p>
          </table:table-cell>
          <table:table-cell office:value-type="float" office:value="412.125">
            <text:p>412.125</text:p>
          </table:table-cell>
          <table:table-cell office:value-type="float" office:value="0.0800302317769567">
            <text:p>0.0800302318</text:p>
          </table:table-cell>
          <table:table-cell office:value-type="float" office:value="0.0745247913104697">
            <text:p>0.0745247913</text:p>
          </table:table-cell>
          <table:table-cell office:value-type="float" office:value="0.025342823760915">
            <text:p>0.0253428238</text:p>
          </table:table-cell>
          <table:table-cell office:value-type="float" office:value="1.29265929369596">
            <text:p>1.2926592937</text:p>
          </table:table-cell>
          <table:table-cell office:value-type="float" office:value="1.27172250084559">
            <text:p>1.2717225008</text:p>
          </table:table-cell>
          <table:table-cell office:value-type="float" office:value="1.08995871024691">
            <text:p>1.0899587102</text:p>
          </table:table-cell>
          <table:table-cell office:value-type="float" office:value="9.00319373261581">
            <text:p>9.0031937326</text:p>
          </table:table-cell>
          <table:table-cell office:value-type="float" office:value="9.64331603137815">
            <text:p>9.6433160314</text:p>
          </table:table-cell>
          <table:table-cell office:value-type="float" office:value="27.6959546796494">
            <text:p>27.695954679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5544">
            <text:p>5544</text:p>
          </table:table-cell>
          <table:table-cell office:value-type="float" office:value="9321">
            <text:p>9321</text:p>
          </table:table-cell>
          <table:table-cell office:value-type="float" office:value="16356">
            <text:p>16356</text:p>
          </table:table-cell>
          <table:table-cell office:value-type="float" office:value="-172.75">
            <text:p>-172.75</text:p>
          </table:table-cell>
          <table:table-cell office:value-type="float" office:value="390.25">
            <text:p>390.25</text:p>
          </table:table-cell>
          <table:table-cell office:value-type="float" office:value="911.625">
            <text:p>911.625</text:p>
          </table:table-cell>
          <table:table-cell office:value-type="float" office:value="-0.0311598124098124">
            <text:p>-0.0311598124</text:p>
          </table:table-cell>
          <table:table-cell office:value-type="float" office:value="0.0418678253406287">
            <text:p>0.0418678253</text:p>
          </table:table-cell>
          <table:table-cell office:value-type="float" office:value="0.0557364269992663">
            <text:p>0.055736427</text:p>
          </table:table-cell>
          <table:table-cell office:value-type="float" office:value="0.892843687028109">
            <text:p>0.892843687</text:p>
          </table:table-cell>
          <table:table-cell office:value-type="float" office:value="1.14997310169776">
            <text:p>1.1499731017</text:p>
          </table:table-cell>
          <table:table-cell office:value-type="float" office:value="1.20116633111494">
            <text:p>1.2011663311</text:p>
          </table:table-cell>
          <table:table-cell office:value-type="float" office:value="-21.896506589243">
            <text:p>-21.8965065892</text:p>
          </table:table-cell>
          <table:table-cell office:value-type="float" office:value="16.8998095803497">
            <text:p>16.8998095803</text:p>
          </table:table-cell>
          <table:table-cell office:value-type="float" office:value="12.7796018168207">
            <text:p>12.779601816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5082">
            <text:p>5082</text:p>
          </table:table-cell>
          <table:table-cell office:value-type="float" office:value="9577">
            <text:p>9577</text:p>
          </table:table-cell>
          <table:table-cell office:value-type="float" office:value="18142">
            <text:p>18142</text:p>
          </table:table-cell>
          <table:table-cell office:value-type="float" office:value="19">
            <text:p>19</text:p>
          </table:table-cell>
          <table:table-cell office:value-type="float" office:value="210.5">
            <text:p>210.5</text:p>
          </table:table-cell>
          <table:table-cell office:value-type="float" office:value="1307.25">
            <text:p>1307.25</text:p>
          </table:table-cell>
          <table:table-cell office:value-type="float" office:value="0.00373868555686738">
            <text:p>0.0037386856</text:p>
          </table:table-cell>
          <table:table-cell office:value-type="float" office:value="0.0219797431345933">
            <text:p>0.0219797431</text:p>
          </table:table-cell>
          <table:table-cell office:value-type="float" office:value="0.0720565538529379">
            <text:p>0.0720565539</text:p>
          </table:table-cell>
          <table:table-cell office:value-type="float" office:value="1.01311279587763">
            <text:p>1.0131127959</text:p>
          </table:table-cell>
          <table:table-cell office:value-type="float" office:value="1.07787599482327">
            <text:p>1.0778759948</text:p>
          </table:table-cell>
          <table:table-cell office:value-type="float" office:value="1.26237454651348">
            <text:p>1.2623745465</text:p>
          </table:table-cell>
          <table:table-cell office:value-type="float" office:value="0">
            <text:p>0</text:p>
          </table:table-cell>
          <table:table-cell office:value-type="float" office:value="31.8810448219648">
            <text:p>31.881044822</text:p>
          </table:table-cell>
          <table:table-cell office:value-type="float" office:value="9.96204323767104">
            <text:p>9.962043237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float" office:value="6342">
            <text:p>6342</text:p>
          </table:table-cell>
          <table:table-cell office:value-type="float" office:value="10199">
            <text:p>10199</text:p>
          </table:table-cell>
          <table:table-cell office:value-type="float" office:value="19834">
            <text:p>19834</text:p>
          </table:table-cell>
          <table:table-cell office:value-type="float" office:value="-194.25">
            <text:p>-194.25</text:p>
          </table:table-cell>
          <table:table-cell office:value-type="float" office:value="123.5">
            <text:p>123.5</text:p>
          </table:table-cell>
          <table:table-cell office:value-type="float" office:value="1551">
            <text:p>1551</text:p>
          </table:table-cell>
          <table:table-cell office:value-type="float" office:value="-0.0306291390728477">
            <text:p>-0.0306291391</text:p>
          </table:table-cell>
          <table:table-cell office:value-type="float" office:value="0.0121090302970879">
            <text:p>0.0121090303</text:p>
          </table:table-cell>
          <table:table-cell office:value-type="float" office:value="0.0781990521327014">
            <text:p>0.0781990521</text:p>
          </table:table-cell>
          <table:table-cell office:value-type="float" office:value="0.894636775799307">
            <text:p>0.8946367758</text:p>
          </table:table-cell>
          <table:table-cell office:value-type="float" office:value="1.04266899812469">
            <text:p>1.0426689981</text:p>
          </table:table-cell>
          <table:table-cell office:value-type="float" office:value="1.28568226230318">
            <text:p>1.2856822623</text:p>
          </table:table-cell>
          <table:table-cell office:value-type="float" office:value="-22.2819483292016">
            <text:p>-22.2819483292</text:p>
          </table:table-cell>
          <table:table-cell office:value-type="float" office:value="0">
            <text:p>0</text:p>
          </table:table-cell>
          <table:table-cell office:value-type="float" office:value="9.20610708576988">
            <text:p>9.206107085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158">
            <text:p>158</text:p>
          </table:table-cell>
          <table:table-cell office:value-type="float" office:value="5544">
            <text:p>5544</text:p>
          </table:table-cell>
          <table:table-cell office:value-type="float" office:value="10552">
            <text:p>10552</text:p>
          </table:table-cell>
          <table:table-cell office:value-type="float" office:value="17766">
            <text:p>17766</text:p>
          </table:table-cell>
          <table:table-cell office:value-type="float" office:value="-157.5">
            <text:p>-157.5</text:p>
          </table:table-cell>
          <table:table-cell office:value-type="float" office:value="249">
            <text:p>249</text:p>
          </table:table-cell>
          <table:table-cell office:value-type="float" office:value="1938.75">
            <text:p>1938.75</text:p>
          </table:table-cell>
          <table:table-cell office:value-type="float" office:value="-0.0284090909090909">
            <text:p>-0.0284090909</text:p>
          </table:table-cell>
          <table:table-cell office:value-type="float" office:value="0.0235974222896133">
            <text:p>0.0235974223</text:p>
          </table:table-cell>
          <table:table-cell office:value-type="float" office:value="0.109126984126984">
            <text:p>0.1091269841</text:p>
          </table:table-cell>
          <table:table-cell office:value-type="float" office:value="0.902150051652893">
            <text:p>0.9021500517</text:p>
          </table:table-cell>
          <table:table-cell office:value-type="float" office:value="1.08368238115753">
            <text:p>1.0836823812</text:p>
          </table:table-cell>
          <table:table-cell office:value-type="float" office:value="1.40528549382716">
            <text:p>1.4052854938</text:p>
          </table:table-cell>
          <table:table-cell office:value-type="float" office:value="-24.0505424546661">
            <text:p>-24.0505424547</text:p>
          </table:table-cell>
          <table:table-cell office:value-type="float" office:value="29.7190779989401">
            <text:p>29.7190779989</text:p>
          </table:table-cell>
          <table:table-cell office:value-type="float" office:value="6.69234074584823">
            <text:p>6.692340745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80">
            <text:p>180</text:p>
          </table:table-cell>
          <table:table-cell office:value-type="float" office:value="5082">
            <text:p>5082</text:p>
          </table:table-cell>
          <table:table-cell office:value-type="float" office:value="10164">
            <text:p>10164</text:p>
          </table:table-cell>
          <table:table-cell office:value-type="float" office:value="21056">
            <text:p>21056</text:p>
          </table:table-cell>
          <table:table-cell office:value-type="float" office:value="99.75">
            <text:p>99.75</text:p>
          </table:table-cell>
          <table:table-cell office:value-type="float" office:value="215.375">
            <text:p>215.375</text:p>
          </table:table-cell>
          <table:table-cell office:value-type="float" office:value="1997.5">
            <text:p>1997.5</text:p>
          </table:table-cell>
          <table:table-cell office:value-type="float" office:value="0.0196280991735537">
            <text:p>0.0196280992</text:p>
          </table:table-cell>
          <table:table-cell office:value-type="float" office:value="0.0211899842581661">
            <text:p>0.0211899843</text:p>
          </table:table-cell>
          <table:table-cell office:value-type="float" office:value="0.0948660714285714">
            <text:p>0.0948660714</text:p>
          </table:table-cell>
          <table:table-cell office:value-type="float" office:value="1.06945346117069">
            <text:p>1.0694534612</text:p>
          </table:table-cell>
          <table:table-cell office:value-type="float" office:value="1.07504501515199">
            <text:p>1.0750450152</text:p>
          </table:table-cell>
          <table:table-cell office:value-type="float" office:value="1.34967041015625">
            <text:p>1.3496704102</text:p>
          </table:table-cell>
          <table:table-cell office:value-type="float" office:value="0">
            <text:p>0</text:p>
          </table:table-cell>
          <table:table-cell office:value-type="float" office:value="33.0564381719165">
            <text:p>33.0564381719</text:p>
          </table:table-cell>
          <table:table-cell office:value-type="float" office:value="7.64792594491755">
            <text:p>7.6479259449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10">
            <text:p>210</text:p>
          </table:table-cell>
          <table:table-cell office:value-type="float" office:value="6678">
            <text:p>6678</text:p>
          </table:table-cell>
          <table:table-cell office:value-type="float" office:value="11130">
            <text:p>11130</text:p>
          </table:table-cell>
          <table:table-cell office:value-type="float" office:value="23312">
            <text:p>23312</text:p>
          </table:table-cell>
          <table:table-cell office:value-type="float" office:value="346.5">
            <text:p>346.5</text:p>
          </table:table-cell>
          <table:table-cell office:value-type="float" office:value="577.5">
            <text:p>577.5</text:p>
          </table:table-cell>
          <table:table-cell office:value-type="float" office:value="2714.25">
            <text:p>2714.25</text:p>
          </table:table-cell>
          <table:table-cell table:number-columns-repeated="2" office:value-type="float" office:value="0.0518867924528302">
            <text:p>0.0518867925</text:p>
          </table:table-cell>
          <table:table-cell office:value-type="float" office:value="0.116431451612903">
            <text:p>0.1164314516</text:p>
          </table:table-cell>
          <table:table-cell table:number-columns-repeated="2" office:value-type="float" office:value="1.18688056247775">
            <text:p>1.1868805625</text:p>
          </table:table-cell>
          <table:table-cell office:value-type="float" office:value="1.43408039517755">
            <text:p>1.4340803952</text:p>
          </table:table-cell>
          <table:table-cell table:number-columns-repeated="2" office:value-type="float" office:value="13.7024883528063">
            <text:p>13.7024883528</text:p>
          </table:table-cell>
          <table:table-cell office:value-type="float" office:value="6.29347718693299">
            <text:p>6.2934771869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3">
            <text:p>3</text:p>
          </table:table-cell>
          <table:table-cell office:value-type="float" office:value="286">
            <text:p>286</text:p>
          </table:table-cell>
          <table:table-cell office:value-type="float" office:value="235">
            <text:p>235</text:p>
          </table:table-cell>
          <table:table-cell office:value-type="float" office:value="204">
            <text:p>204</text:p>
          </table:table-cell>
          <table:table-cell office:value-type="float" office:value="6562">
            <text:p>6562</text:p>
          </table:table-cell>
          <table:table-cell office:value-type="float" office:value="11240">
            <text:p>11240</text:p>
          </table:table-cell>
          <table:table-cell office:value-type="float" office:value="27354">
            <text:p>27354</text:p>
          </table:table-cell>
          <table:table-cell office:value-type="float" office:value="31">
            <text:p>31</text:p>
          </table:table-cell>
          <table:table-cell office:value-type="float" office:value="199.75">
            <text:p>199.75</text:p>
          </table:table-cell>
          <table:table-cell office:value-type="float" office:value="2937.5">
            <text:p>2937.5</text:p>
          </table:table-cell>
          <table:table-cell office:value-type="float" office:value="0.00472416946053033">
            <text:p>0.0047241695</text:p>
          </table:table-cell>
          <table:table-cell office:value-type="float" office:value="0.0177713523131673">
            <text:p>0.0177713523</text:p>
          </table:table-cell>
          <table:table-cell office:value-type="float" office:value="0.107388316151203">
            <text:p>0.1073883162</text:p>
          </table:table-cell>
          <table:table-cell office:value-type="float" office:value="1.01657833595496">
            <text:p>1.016578336</text:p>
          </table:table-cell>
          <table:table-cell office:value-type="float" office:value="1.06281874218364">
            <text:p>1.0628187422</text:p>
          </table:table-cell>
          <table:table-cell office:value-type="float" office:value="1.39846231740296">
            <text:p>1.3984623174</text:p>
          </table:table-cell>
          <table:table-cell table:number-columns-repeated="2" office:value-type="float" office:value="0">
            <text:p>0</text:p>
          </table:table-cell>
          <table:table-cell office:value-type="float" office:value="6.79526915343788">
            <text:p>6.795269153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174">
            <text:p>174</text:p>
          </table:table-cell>
          <table:table-cell office:value-type="float" office:value="6048">
            <text:p>6048</text:p>
          </table:table-cell>
          <table:table-cell office:value-type="float" office:value="11700">
            <text:p>11700</text:p>
          </table:table-cell>
          <table:table-cell office:value-type="float" office:value="31772">
            <text:p>31772</text:p>
          </table:table-cell>
          <table:table-cell office:value-type="float" office:value="271.875">
            <text:p>271.875</text:p>
          </table:table-cell>
          <table:table-cell office:value-type="float" office:value="1040.625">
            <text:p>1040.625</text:p>
          </table:table-cell>
          <table:table-cell office:value-type="float" office:value="3019.75">
            <text:p>3019.75</text:p>
          </table:table-cell>
          <table:table-cell office:value-type="float" office:value="0.044952876984127">
            <text:p>0.044952877</text:p>
          </table:table-cell>
          <table:table-cell office:value-type="float" office:value="0.0889423076923077">
            <text:p>0.0889423077</text:p>
          </table:table-cell>
          <table:table-cell office:value-type="float" office:value="0.0950443786982249">
            <text:p>0.0950443787</text:p>
          </table:table-cell>
          <table:table-cell office:value-type="float" office:value="1.16129576129678">
            <text:p>1.1612957613</text:p>
          </table:table-cell>
          <table:table-cell office:value-type="float" office:value="1.32680311575444">
            <text:p>1.3268031158</text:p>
          </table:table-cell>
          <table:table-cell office:value-type="float" office:value="1.35036085593116">
            <text:p>1.3503608559</text:p>
          </table:table-cell>
          <table:table-cell office:value-type="float" office:value="15.7634513178618">
            <text:p>15.7634513179</text:p>
          </table:table-cell>
          <table:table-cell office:value-type="float" office:value="8.13487479859596">
            <text:p>8.1348747986</text:p>
          </table:table-cell>
          <table:table-cell office:value-type="float" office:value="7.63420907711253">
            <text:p>7.634209077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6970">
            <text:p>6970</text:p>
          </table:table-cell>
          <table:table-cell office:value-type="float" office:value="12562">
            <text:p>12562</text:p>
          </table:table-cell>
          <table:table-cell office:value-type="float" office:value="32336">
            <text:p>32336</text:p>
          </table:table-cell>
          <table:table-cell office:value-type="float" office:value="212.125">
            <text:p>212.125</text:p>
          </table:table-cell>
          <table:table-cell office:value-type="float" office:value="932.25">
            <text:p>932.25</text:p>
          </table:table-cell>
          <table:table-cell office:value-type="float" office:value="2585">
            <text:p>2585</text:p>
          </table:table-cell>
          <table:table-cell office:value-type="float" office:value="0.0304340028694405">
            <text:p>0.0304340029</text:p>
          </table:table-cell>
          <table:table-cell office:value-type="float" office:value="0.0742119089316988">
            <text:p>0.0742119089</text:p>
          </table:table-cell>
          <table:table-cell office:value-type="float" office:value="0.0799418604651163">
            <text:p>0.0799418605</text:p>
          </table:table-cell>
          <table:table-cell office:value-type="float" office:value="1.10833441796313">
            <text:p>1.108334418</text:p>
          </table:table-cell>
          <table:table-cell office:value-type="float" office:value="1.27053619981843">
            <text:p>1.2705361998</text:p>
          </table:table-cell>
          <table:table-cell office:value-type="float" office:value="1.29232228569497">
            <text:p>1.2923222857</text:p>
          </table:table-cell>
          <table:table-cell office:value-type="float" office:value="23.1202613381766">
            <text:p>23.1202613382</text:p>
          </table:table-cell>
          <table:table-cell office:value-type="float" office:value="9.68254604070118">
            <text:p>9.6825460407</text:p>
          </table:table-cell>
          <table:table-cell office:value-type="float" office:value="9.01277278867973">
            <text:p>9.012772788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3">
            <text:p>3</text:p>
          </table:table-cell>
          <table:table-cell office:value-type="float" office:value="269">
            <text:p>269</text:p>
          </table:table-cell>
          <table:table-cell table:number-columns-repeated="2" office:value-type="float" office:value="151">
            <text:p>151</text:p>
          </table:table-cell>
          <table:table-cell office:value-type="float" office:value="7514">
            <text:p>7514</text:p>
          </table:table-cell>
          <table:table-cell office:value-type="float" office:value="13888">
            <text:p>13888</text:p>
          </table:table-cell>
          <table:table-cell office:value-type="float" office:value="39856">
            <text:p>39856</text:p>
          </table:table-cell>
          <table:table-cell office:value-type="float" office:value="492">
            <text:p>492</text:p>
          </table:table-cell>
          <table:table-cell office:value-type="float" office:value="1617">
            <text:p>1617</text:p>
          </table:table-cell>
          <table:table-cell office:value-type="float" office:value="3207.75">
            <text:p>3207.75</text:p>
          </table:table-cell>
          <table:table-cell office:value-type="float" office:value="0.0654777748203354">
            <text:p>0.0654777748</text:p>
          </table:table-cell>
          <table:table-cell office:value-type="float" office:value="0.116431451612903">
            <text:p>0.1164314516</text:p>
          </table:table-cell>
          <table:table-cell office:value-type="float" office:value="0.0804834905660377">
            <text:p>0.0804834906</text:p>
          </table:table-cell>
          <table:table-cell office:value-type="float" office:value="1.2375753963022">
            <text:p>1.2375753963</text:p>
          </table:table-cell>
          <table:table-cell office:value-type="float" office:value="1.43408039517755">
            <text:p>1.4340803952</text:p>
          </table:table-cell>
          <table:table-cell office:value-type="float" office:value="1.29438829779837">
            <text:p>1.2943882978</text:p>
          </table:table-cell>
          <table:table-cell office:value-type="float" office:value="10.9289020582235">
            <text:p>10.9289020582</text:p>
          </table:table-cell>
          <table:table-cell office:value-type="float" office:value="6.29347718693299">
            <text:p>6.2934771869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132">
            <text:p>132</text:p>
          </table:table-cell>
          <table:table-cell office:value-type="float" office:value="7371">
            <text:p>7371</text:p>
          </table:table-cell>
          <table:table-cell office:value-type="float" office:value="14760">
            <text:p>14760</text:p>
          </table:table-cell>
          <table:table-cell office:value-type="float" office:value="43334">
            <text:p>43334</text:p>
          </table:table-cell>
          <table:table-cell office:value-type="float" office:value="804.375">
            <text:p>804.375</text:p>
          </table:table-cell>
          <table:table-cell office:value-type="float" office:value="1390">
            <text:p>1390</text:p>
          </table:table-cell>
          <table:table-cell office:value-type="float" office:value="1809.5">
            <text:p>1809.5</text:p>
          </table:table-cell>
          <table:table-cell office:value-type="float" office:value="0.109126984126984">
            <text:p>0.1091269841</text:p>
          </table:table-cell>
          <table:table-cell office:value-type="float" office:value="0.0941734417344173">
            <text:p>0.0941734417</text:p>
          </table:table-cell>
          <table:table-cell office:value-type="float" office:value="0.0417570498915401">
            <text:p>0.0417570499</text:p>
          </table:table-cell>
          <table:table-cell office:value-type="float" office:value="1.40528549382716">
            <text:p>1.4052854938</text:p>
          </table:table-cell>
          <table:table-cell office:value-type="float" office:value="1.34698957484155">
            <text:p>1.3469895748</text:p>
          </table:table-cell>
          <table:table-cell office:value-type="float" office:value="1.14956723100305">
            <text:p>1.149567231</text:p>
          </table:table-cell>
          <table:table-cell office:value-type="float" office:value="6.69234074584823">
            <text:p>6.6923407458</text:p>
          </table:table-cell>
          <table:table-cell office:value-type="float" office:value="7.7017011894134">
            <text:p>7.7017011894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171">
            <text:p>171</text:p>
          </table:table-cell>
          <table:table-cell office:value-type="float" office:value="121">
            <text:p>121</text:p>
          </table:table-cell>
          <table:table-cell office:value-type="float" office:value="8736">
            <text:p>8736</text:p>
          </table:table-cell>
          <table:table-cell office:value-type="float" office:value="16341">
            <text:p>16341</text:p>
          </table:table-cell>
          <table:table-cell office:value-type="float" office:value="41924">
            <text:p>41924</text:p>
          </table:table-cell>
          <table:table-cell office:value-type="float" office:value="828.75">
            <text:p>828.75</text:p>
          </table:table-cell>
          <table:table-cell office:value-type="float" office:value="1423.5">
            <text:p>1423.5</text:p>
          </table:table-cell>
          <table:table-cell office:value-type="float" office:value="1468.75">
            <text:p>1468.75</text:p>
          </table:table-cell>
          <table:table-cell office:value-type="float" office:value="0.0948660714285714">
            <text:p>0.0948660714</text:p>
          </table:table-cell>
          <table:table-cell office:value-type="float" office:value="0.0871121718377088">
            <text:p>0.0871121718</text:p>
          </table:table-cell>
          <table:table-cell office:value-type="float" office:value="0.0350336322869955">
            <text:p>0.0350336323</text:p>
          </table:table-cell>
          <table:table-cell office:value-type="float" office:value="1.34967041015625">
            <text:p>1.3496704102</text:p>
          </table:table-cell>
          <table:table-cell office:value-type="float" office:value="1.31976612117725">
            <text:p>1.3197661212</text:p>
          </table:table-cell>
          <table:table-cell office:value-type="float" office:value="1.12502332957128">
            <text:p>1.1250233296</text:p>
          </table:table-cell>
          <table:table-cell office:value-type="float" office:value="7.64792594491755">
            <text:p>7.6479259449</text:p>
          </table:table-cell>
          <table:table-cell office:value-type="float" office:value="8.29869939586075">
            <text:p>8.2986993959</text:p>
          </table:table-cell>
          <table:table-cell office:value-type="float" office:value="20.1297777702071">
            <text:p>20.129777770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159">
            <text:p>159</text:p>
          </table:table-cell>
          <table:table-cell office:value-type="float" office:value="9672">
            <text:p>9672</text:p>
          </table:table-cell>
          <table:table-cell office:value-type="float" office:value="16770">
            <text:p>16770</text:p>
          </table:table-cell>
          <table:table-cell office:value-type="float" office:value="41736">
            <text:p>41736</text:p>
          </table:table-cell>
          <table:table-cell office:value-type="float" office:value="1126.125">
            <text:p>1126.125</text:p>
          </table:table-cell>
          <table:table-cell office:value-type="float" office:value="1272.375">
            <text:p>1272.375</text:p>
          </table:table-cell>
          <table:table-cell office:value-type="float" office:value="317.25">
            <text:p>317.25</text:p>
          </table:table-cell>
          <table:table-cell office:value-type="float" office:value="0.116431451612903">
            <text:p>0.1164314516</text:p>
          </table:table-cell>
          <table:table-cell office:value-type="float" office:value="0.0758720930232558">
            <text:p>0.075872093</text:p>
          </table:table-cell>
          <table:table-cell office:value-type="float" office:value="0.00760135135135135">
            <text:p>0.0076013514</text:p>
          </table:table-cell>
          <table:table-cell office:value-type="float" office:value="1.43408039517755">
            <text:p>1.4340803952</text:p>
          </table:table-cell>
          <table:table-cell office:value-type="float" office:value="1.27683521160087">
            <text:p>1.2768352116</text:p>
          </table:table-cell>
          <table:table-cell office:value-type="float" office:value="1.02671797959277">
            <text:p>1.0267179796</text:p>
          </table:table-cell>
          <table:table-cell office:value-type="float" office:value="6.29347718693299">
            <text:p>6.2934771869</text:p>
          </table:table-cell>
          <table:table-cell office:value-type="float" office:value="9.47808267545194">
            <text:p>9.47808267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33">
            <text:p>333</text:p>
          </table:table-cell>
          <table:table-cell office:value-type="float" office:value="173">
            <text:p>173</text:p>
          </table:table-cell>
          <table:table-cell office:value-type="float" office:value="10868">
            <text:p>10868</text:p>
          </table:table-cell>
          <table:table-cell office:value-type="float" office:value="19596">
            <text:p>19596</text:p>
          </table:table-cell>
          <table:table-cell office:value-type="float" office:value="48974">
            <text:p>48974</text:p>
          </table:table-cell>
          <table:table-cell office:value-type="float" office:value="924">
            <text:p>924</text:p>
          </table:table-cell>
          <table:table-cell office:value-type="float" office:value="465.75">
            <text:p>465.75</text:p>
          </table:table-cell>
          <table:table-cell office:value-type="float" office:value="-329">
            <text:p>-329</text:p>
          </table:table-cell>
          <table:table-cell office:value-type="float" office:value="0.0850202429149798">
            <text:p>0.0850202429</text:p>
          </table:table-cell>
          <table:table-cell office:value-type="float" office:value="0.0237676056338028">
            <text:p>0.0237676056</text:p>
          </table:table-cell>
          <table:table-cell office:value-type="float" office:value="-0.00671785028790787">
            <text:p>-0.0067178503</text:p>
          </table:table-cell>
          <table:table-cell office:value-type="float" office:value="1.31173859594486">
            <text:p>1.3117385959</text:p>
          </table:table-cell>
          <table:table-cell office:value-type="float" office:value="1.08429382191034">
            <text:p>1.0842938219</text:p>
          </table:table-cell>
          <table:table-cell office:value-type="float" office:value="0.976575977836804">
            <text:p>0.9765759778</text:p>
          </table:table-cell>
          <table:table-cell office:value-type="float" office:value="8.49459191447882">
            <text:p>8.4945919145</text:p>
          </table:table-cell>
          <table:table-cell office:value-type="float" office:value="29.5087426120719">
            <text:p>29.50874261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340">
            <text:p>340</text:p>
          </table:table-cell>
          <table:table-cell office:value-type="float" office:value="174">
            <text:p>174</text:p>
          </table:table-cell>
          <table:table-cell office:value-type="float" office:value="10235">
            <text:p>10235</text:p>
          </table:table-cell>
          <table:table-cell office:value-type="float" office:value="20387">
            <text:p>20387</text:p>
          </table:table-cell>
          <table:table-cell office:value-type="float" office:value="43334">
            <text:p>43334</text:p>
          </table:table-cell>
          <table:table-cell office:value-type="float" office:value="-211.5">
            <text:p>-211.5</text:p>
          </table:table-cell>
          <table:table-cell office:value-type="float" office:value="1655.75">
            <text:p>1655.75</text:p>
          </table:table-cell>
          <table:table-cell office:value-type="float" office:value="1809.5">
            <text:p>1809.5</text:p>
          </table:table-cell>
          <table:table-cell office:value-type="float" office:value="-0.0206643869076698">
            <text:p>-0.0206643869</text:p>
          </table:table-cell>
          <table:table-cell office:value-type="float" office:value="0.0812159709618875">
            <text:p>0.081215971</text:p>
          </table:table-cell>
          <table:table-cell office:value-type="float" office:value="0.0417570498915401">
            <text:p>0.0417570499</text:p>
          </table:table-cell>
          <table:table-cell office:value-type="float" office:value="0.928511598920245">
            <text:p>0.9285115989</text:p>
          </table:table-cell>
          <table:table-cell office:value-type="float" office:value="1.2971841248876">
            <text:p>1.2971841249</text:p>
          </table:table-cell>
          <table:table-cell office:value-type="float" office:value="1.14956723100305">
            <text:p>1.149567231</text:p>
          </table:table-cell>
          <table:table-cell office:value-type="float" office:value="-33.1953001638706">
            <text:p>-33.1953001639</text:p>
          </table:table-cell>
          <table:table-cell office:value-type="float" office:value="8.87668028794149">
            <text:p>8.8766802879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193">
            <text:p>193</text:p>
          </table:table-cell>
          <table:table-cell office:value-type="float" office:value="10649">
            <text:p>10649</text:p>
          </table:table-cell>
          <table:table-cell office:value-type="float" office:value="21127">
            <text:p>21127</text:p>
          </table:table-cell>
          <table:table-cell office:value-type="float" office:value="43522">
            <text:p>43522</text:p>
          </table:table-cell>
          <table:table-cell office:value-type="float" office:value="30.75">
            <text:p>30.75</text:p>
          </table:table-cell>
          <table:table-cell office:value-type="float" office:value="1567.875">
            <text:p>1567.875</text:p>
          </table:table-cell>
          <table:table-cell office:value-type="float" office:value="125.75">
            <text:p>125.75</text:p>
          </table:table-cell>
          <table:table-cell office:value-type="float" office:value="0.00288759507935017">
            <text:p>0.0028875951</text:p>
          </table:table-cell>
          <table:table-cell office:value-type="float" office:value="0.0742119089316988">
            <text:p>0.0742119089</text:p>
          </table:table-cell>
          <table:table-cell office:value-type="float" office:value="0.00288934332061946">
            <text:p>0.0028893433</text:p>
          </table:table-cell>
          <table:table-cell office:value-type="float" office:value="1.0101229256602">
            <text:p>1.0101229257</text:p>
          </table:table-cell>
          <table:table-cell office:value-type="float" office:value="1.27053619981843">
            <text:p>1.2705361998</text:p>
          </table:table-cell>
          <table:table-cell office:value-type="float" office:value="1.01012906429962">
            <text:p>1.0101290643</text:p>
          </table:table-cell>
          <table:table-cell office:value-type="float" office:value="0">
            <text:p>0</text:p>
          </table:table-cell>
          <table:table-cell office:value-type="float" office:value="9.68254604070118">
            <text:p>9.68254604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8533">
            <text:p>8533</text:p>
          </table:table-cell>
          <table:table-cell office:value-type="float" office:value="20972">
            <text:p>20972</text:p>
          </table:table-cell>
          <table:table-cell office:value-type="float" office:value="41736">
            <text:p>41736</text:p>
          </table:table-cell>
          <table:table-cell office:value-type="float" office:value="225.625">
            <text:p>225.625</text:p>
          </table:table-cell>
          <table:table-cell office:value-type="float" office:value="735">
            <text:p>735</text:p>
          </table:table-cell>
          <table:table-cell office:value-type="float" office:value="317.25">
            <text:p>317.25</text:p>
          </table:table-cell>
          <table:table-cell office:value-type="float" office:value="0.0264414625571311">
            <text:p>0.0264414626</text:p>
          </table:table-cell>
          <table:table-cell office:value-type="float" office:value="0.0350467289719626">
            <text:p>0.035046729</text:p>
          </table:table-cell>
          <table:table-cell office:value-type="float" office:value="0.00760135135135135">
            <text:p>0.0076013514</text:p>
          </table:table-cell>
          <table:table-cell office:value-type="float" office:value="1.09391545479659">
            <text:p>1.0939154548</text:p>
          </table:table-cell>
          <table:table-cell office:value-type="float" office:value="1.12507096689667">
            <text:p>1.1250709669</text:p>
          </table:table-cell>
          <table:table-cell office:value-type="float" office:value="1.02671797959277">
            <text:p>1.0267179796</text:p>
          </table:table-cell>
          <table:table-cell office:value-type="float" office:value="26.5594700840779">
            <text:p>26.5594700841</text:p>
          </table:table-cell>
          <table:table-cell office:value-type="float" office:value="20.1223834694406">
            <text:p>20.12238346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189">
            <text:p>189</text:p>
          </table:table-cell>
          <table:table-cell office:value-type="float" office:value="9108">
            <text:p>9108</text:p>
          </table:table-cell>
          <table:table-cell office:value-type="float" office:value="23184">
            <text:p>23184</text:p>
          </table:table-cell>
          <table:table-cell office:value-type="float" office:value="48974">
            <text:p>48974</text:p>
          </table:table-cell>
          <table:table-cell office:value-type="float" office:value="-18.375">
            <text:p>-18.375</text:p>
          </table:table-cell>
          <table:table-cell office:value-type="float" office:value="198">
            <text:p>198</text:p>
          </table:table-cell>
          <table:table-cell office:value-type="float" office:value="-329">
            <text:p>-329</text:p>
          </table:table-cell>
          <table:table-cell office:value-type="float" office:value="-0.00201745718050066">
            <text:p>-0.0020174572</text:p>
          </table:table-cell>
          <table:table-cell office:value-type="float" office:value="0.00854037267080745">
            <text:p>0.0085403727</text:p>
          </table:table-cell>
          <table:table-cell office:value-type="float" office:value="-0.00671785028790787">
            <text:p>-0.0067178503</text:p>
          </table:table-cell>
          <table:table-cell office:value-type="float" office:value="0.992946877329859">
            <text:p>0.9929468773</text:p>
          </table:table-cell>
          <table:table-cell office:value-type="float" office:value="1.03003426275992">
            <text:p>1.0300342628</text:p>
          </table:table-cell>
          <table:table-cell office:value-type="float" office:value="0.976575977836804">
            <text:p>0.97657597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24">
            <text:p>224</text:p>
          </table:table-cell>
          <table:table-cell office:value-type="float" office:value="8911">
            <text:p>8911</text:p>
          </table:table-cell>
          <table:table-cell office:value-type="float" office:value="21854">
            <text:p>21854</text:p>
          </table:table-cell>
          <table:table-cell office:value-type="float" office:value="41830">
            <text:p>41830</text:p>
          </table:table-cell>
          <table:table-cell office:value-type="float" office:value="163.875">
            <text:p>163.875</text:p>
          </table:table-cell>
          <table:table-cell office:value-type="float" office:value="765.625">
            <text:p>765.625</text:p>
          </table:table-cell>
          <table:table-cell office:value-type="float" office:value="-836.125">
            <text:p>-836.125</text:p>
          </table:table-cell>
          <table:table-cell office:value-type="float" office:value="0.0183901918976546">
            <text:p>0.0183901919</text:p>
          </table:table-cell>
          <table:table-cell office:value-type="float" office:value="0.0350336322869955">
            <text:p>0.0350336323</text:p>
          </table:table-cell>
          <table:table-cell office:value-type="float" office:value="-0.0199886445135071">
            <text:p>-0.0199886445</text:p>
          </table:table-cell>
          <table:table-cell office:value-type="float" office:value="1.06502854199153">
            <text:p>1.065028542</text:p>
          </table:table-cell>
          <table:table-cell office:value-type="float" office:value="1.12502332957128">
            <text:p>1.1250233296</text:p>
          </table:table-cell>
          <table:table-cell office:value-type="float" office:value="0.930822854185321">
            <text:p>0.9308228542</text:p>
          </table:table-cell>
          <table:table-cell office:value-type="float" office:value="0">
            <text:p>0</text:p>
          </table:table-cell>
          <table:table-cell office:value-type="float" office:value="20.1297777702071">
            <text:p>20.1297777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48">
            <text:p>248</text:p>
          </table:table-cell>
          <table:table-cell office:value-type="float" office:value="323">
            <text:p>323</text:p>
          </table:table-cell>
          <table:table-cell office:value-type="float" office:value="248">
            <text:p>248</text:p>
          </table:table-cell>
          <table:table-cell office:value-type="float" office:value="10504">
            <text:p>10504</text:p>
          </table:table-cell>
          <table:table-cell office:value-type="float" office:value="24240">
            <text:p>24240</text:p>
          </table:table-cell>
          <table:table-cell office:value-type="float" office:value="43522">
            <text:p>43522</text:p>
          </table:table-cell>
          <table:table-cell office:value-type="float" office:value="276.5">
            <text:p>276.5</text:p>
          </table:table-cell>
          <table:table-cell office:value-type="float" office:value="221.375">
            <text:p>221.375</text:p>
          </table:table-cell>
          <table:table-cell office:value-type="float" office:value="-138.25">
            <text:p>-138.25</text:p>
          </table:table-cell>
          <table:table-cell office:value-type="float" office:value="0.0263233054074638">
            <text:p>0.0263233054</text:p>
          </table:table-cell>
          <table:table-cell office:value-type="float" office:value="0.00913263201320132">
            <text:p>0.009132632</text:p>
          </table:table-cell>
          <table:table-cell office:value-type="float" office:value="-0.00317655438628739">
            <text:p>-0.0031765544</text:p>
          </table:table-cell>
          <table:table-cell office:value-type="float" office:value="1.09348968508497">
            <text:p>1.0934896851</text:p>
          </table:table-cell>
          <table:table-cell office:value-type="float" office:value="1.03212768578248">
            <text:p>1.0321276858</text:p>
          </table:table-cell>
          <table:table-cell office:value-type="float" office:value="0.988901837023621">
            <text:p>0.988901837</text:p>
          </table:table-cell>
          <table:table-cell office:value-type="float" office:value="26.6771450582726">
            <text:p>26.67714505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91">
            <text:p>291</text:p>
          </table:table-cell>
          <table:table-cell office:value-type="float" office:value="494">
            <text:p>494</text:p>
          </table:table-cell>
          <table:table-cell office:value-type="float" office:value="291">
            <text:p>291</text:p>
          </table:table-cell>
          <table:table-cell office:value-type="float" office:value="11872">
            <text:p>11872</text:p>
          </table:table-cell>
          <table:table-cell office:value-type="float" office:value="23994">
            <text:p>23994</text:p>
          </table:table-cell>
          <table:table-cell office:value-type="float" office:value="49112">
            <text:p>49112</text:p>
          </table:table-cell>
          <table:table-cell office:value-type="float" office:value="24.875">
            <text:p>24.875</text:p>
          </table:table-cell>
          <table:table-cell office:value-type="float" office:value="1082.75">
            <text:p>1082.75</text:p>
          </table:table-cell>
          <table:table-cell office:value-type="float" office:value="2452.875">
            <text:p>2452.875</text:p>
          </table:table-cell>
          <table:table-cell office:value-type="float" office:value="0.00209526617250674">
            <text:p>0.0020952662</text:p>
          </table:table-cell>
          <table:table-cell office:value-type="float" office:value="0.0451258647995332">
            <text:p>0.0451258648</text:p>
          </table:table-cell>
          <table:table-cell office:value-type="float" office:value="0.0499445145789216">
            <text:p>0.0499445146</text:p>
          </table:table-cell>
          <table:table-cell office:value-type="float" office:value="1.00734203627883">
            <text:p>1.0073420363</text:p>
          </table:table-cell>
          <table:table-cell office:value-type="float" office:value="1.16193176039922">
            <text:p>1.1619317604</text:p>
          </table:table-cell>
          <table:table-cell office:value-type="float" office:value="1.17969493191781">
            <text:p>1.1796949319</text:p>
          </table:table-cell>
          <table:table-cell office:value-type="float" office:value="0">
            <text:p>0</text:p>
          </table:table-cell>
          <table:table-cell office:value-type="float" office:value="15.7043321674627">
            <text:p>15.7043321675</text:p>
          </table:table-cell>
          <table:table-cell office:value-type="float" office:value="14.2221030507535">
            <text:p>14.2221030508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38">
            <text:p>338</text:p>
          </table:table-cell>
          <table:table-cell office:value-type="float" office:value="11836">
            <text:p>11836</text:p>
          </table:table-cell>
          <table:table-cell office:value-type="float" office:value="23585">
            <text:p>23585</text:p>
          </table:table-cell>
          <table:table-cell office:value-type="float" office:value="48374">
            <text:p>48374</text:p>
          </table:table-cell>
          <table:table-cell office:value-type="float" office:value="645.75">
            <text:p>645.75</text:p>
          </table:table-cell>
          <table:table-cell office:value-type="float" office:value="-570.625">
            <text:p>-570.625</text:p>
          </table:table-cell>
          <table:table-cell office:value-type="float" office:value="2639">
            <text:p>2639</text:p>
          </table:table-cell>
          <table:table-cell office:value-type="float" office:value="0.0545581277458601">
            <text:p>0.0545581277</text:p>
          </table:table-cell>
          <table:table-cell office:value-type="float" office:value="-0.0241944032223871">
            <text:p>-0.0241944032</text:p>
          </table:table-cell>
          <table:table-cell office:value-type="float" office:value="0.0545540993095465">
            <text:p>0.0545540993</text:p>
          </table:table-cell>
          <table:table-cell office:value-type="float" office:value="1.19678756214465">
            <text:p>1.1967875621</text:p>
          </table:table-cell>
          <table:table-cell office:value-type="float" office:value="0.916466912250329">
            <text:p>0.9164669123</text:p>
          </table:table-cell>
          <table:table-cell office:value-type="float" office:value="1.19677260109631">
            <text:p>1.1967726011</text:p>
          </table:table-cell>
          <table:table-cell office:value-type="float" office:value="13.0482517605827">
            <text:p>13.0482517606</text:p>
          </table:table-cell>
          <table:table-cell office:value-type="float" office:value="-28.3010829164841">
            <text:p>-28.3010829165</text:p>
          </table:table-cell>
          <table:table-cell office:value-type="float" office:value="13.0491901373228">
            <text:p>13.049190137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4">
            <text:p>4</text:p>
          </table:table-cell>
          <table:table-cell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344">
            <text:p>344</text:p>
          </table:table-cell>
          <table:table-cell office:value-type="float" office:value="11546">
            <text:p>11546</text:p>
          </table:table-cell>
          <table:table-cell office:value-type="float" office:value="23054">
            <text:p>23054</text:p>
          </table:table-cell>
          <table:table-cell office:value-type="float" office:value="47188">
            <text:p>47188</text:p>
          </table:table-cell>
          <table:table-cell office:value-type="float" office:value="1108.75">
            <text:p>1108.75</text:p>
          </table:table-cell>
          <table:table-cell office:value-type="float" office:value="1472">
            <text:p>1472</text:p>
          </table:table-cell>
          <table:table-cell office:value-type="float" office:value="4531.5">
            <text:p>4531.5</text:p>
          </table:table-cell>
          <table:table-cell office:value-type="float" office:value="0.0960289277671921">
            <text:p>0.0960289278</text:p>
          </table:table-cell>
          <table:table-cell office:value-type="float" office:value="0.0638500910904832">
            <text:p>0.0638500911</text:p>
          </table:table-cell>
          <table:table-cell office:value-type="float" office:value="0.0960307705348818">
            <text:p>0.0960307705</text:p>
          </table:table-cell>
          <table:table-cell office:value-type="float" office:value="1.35417549492268">
            <text:p>1.3541754949</text:p>
          </table:table-cell>
          <table:table-cell office:value-type="float" office:value="1.23146591371593">
            <text:p>1.2314659137</text:p>
          </table:table-cell>
          <table:table-cell office:value-type="float" office:value="1.35418263829555">
            <text:p>1.3541826383</text:p>
          </table:table-cell>
          <table:table-cell office:value-type="float" office:value="7.55938599508414">
            <text:p>7.5593859951</text:p>
          </table:table-cell>
          <table:table-cell office:value-type="float" office:value="11.1988513025252">
            <text:p>11.1988513025</text:p>
          </table:table-cell>
          <table:table-cell office:value-type="float" office:value="7.55924738723441">
            <text:p>7.559247387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424">
            <text:p>424</text:p>
          </table:table-cell>
          <table:table-cell office:value-type="float" office:value="12861">
            <text:p>12861</text:p>
          </table:table-cell>
          <table:table-cell office:value-type="float" office:value="24115">
            <text:p>24115</text:p>
          </table:table-cell>
          <table:table-cell office:value-type="float" office:value="52561">
            <text:p>52561</text:p>
          </table:table-cell>
          <table:table-cell office:value-type="float" office:value="1467.625">
            <text:p>1467.625</text:p>
          </table:table-cell>
          <table:table-cell office:value-type="float" office:value="1139">
            <text:p>1139</text:p>
          </table:table-cell>
          <table:table-cell office:value-type="float" office:value="5997.75">
            <text:p>5997.75</text:p>
          </table:table-cell>
          <table:table-cell office:value-type="float" office:value="0.114114376798072">
            <text:p>0.1141143768</text:p>
          </table:table-cell>
          <table:table-cell office:value-type="float" office:value="0.0472320132697491">
            <text:p>0.0472320133</text:p>
          </table:table-cell>
          <table:table-cell office:value-type="float" office:value="0.114110271874584">
            <text:p>0.1141102719</text:p>
          </table:table-cell>
          <table:table-cell office:value-type="float" office:value="1.42492361713759">
            <text:p>1.4249236171</text:p>
          </table:table-cell>
          <table:table-cell office:value-type="float" office:value="1.16968453807605">
            <text:p>1.1696845381</text:p>
          </table:table-cell>
          <table:table-cell office:value-type="float" office:value="1.42490741368973">
            <text:p>1.4249074137</text:p>
          </table:table-cell>
          <table:table-cell office:value-type="float" office:value="6.41447723061144">
            <text:p>6.4144772306</text:p>
          </table:table-cell>
          <table:table-cell office:value-type="float" office:value="15.0192760212937">
            <text:p>15.0192760213</text:p>
          </table:table-cell>
          <table:table-cell office:value-type="float" office:value="6.4146959503465">
            <text:p>6.414695950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4">
            <text:p>4</text:p>
          </table:table-cell>
          <table:table-cell office:value-type="float" office:value="461">
            <text:p>461</text:p>
          </table:table-cell>
          <table:table-cell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3334">
            <text:p>13334</text:p>
          </table:table-cell>
          <table:table-cell office:value-type="float" office:value="25172">
            <text:p>25172</text:p>
          </table:table-cell>
          <table:table-cell office:value-type="float" office:value="54497">
            <text:p>54497</text:p>
          </table:table-cell>
          <table:table-cell office:value-type="float" office:value="1461.14285714286">
            <text:p>1461.1428571429</text:p>
          </table:table-cell>
          <table:table-cell office:value-type="float" office:value="2874.85714285714">
            <text:p>2874.8571428571</text:p>
          </table:table-cell>
          <table:table-cell office:value-type="float" office:value="5971.42857142857">
            <text:p>5971.4285714286</text:p>
          </table:table-cell>
          <table:table-cell office:value-type="float" office:value="0.109580235273951">
            <text:p>0.1095802353</text:p>
          </table:table-cell>
          <table:table-cell office:value-type="float" office:value="0.114208531020862">
            <text:p>0.114208531</text:p>
          </table:table-cell>
          <table:table-cell office:value-type="float" office:value="0.109573528293825">
            <text:p>0.1095735283</text:p>
          </table:table-cell>
          <table:table-cell office:value-type="float" office:value="1.40706616626571">
            <text:p>1.4070661663</text:p>
          </table:table-cell>
          <table:table-cell office:value-type="float" office:value="1.42529529214659">
            <text:p>1.4252952921</text:p>
          </table:table-cell>
          <table:table-cell office:value-type="float" office:value="1.40703981090979">
            <text:p>1.4070398109</text:p>
          </table:table-cell>
          <table:table-cell office:value-type="float" office:value="6.66604474375684">
            <text:p>6.6660447438</text:p>
          </table:table-cell>
          <table:table-cell office:value-type="float" office:value="6.40946478992373">
            <text:p>6.4094647899</text:p>
          </table:table-cell>
          <table:table-cell office:value-type="float" office:value="6.66643227422643">
            <text:p>6.6664322742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3936">
            <text:p>13936</text:p>
          </table:table-cell>
          <table:table-cell office:value-type="float" office:value="25810">
            <text:p>25810</text:p>
          </table:table-cell>
          <table:table-cell office:value-type="float" office:value="58336">
            <text:p>58336</text:p>
          </table:table-cell>
          <table:table-cell office:value-type="float" office:value="0">
            <text:p>0</text:p>
          </table:table-cell>
          <table:table-cell office:value-type="float" office:value="3070.33333333333">
            <text:p>3070.3333333333</text:p>
          </table:table-cell>
          <table:table-cell office:value-type="float" office:value="7089.66666666667">
            <text:p>7089.6666666667</text:p>
          </table:table-cell>
          <table:table-cell office:value-type="float" office:value="0">
            <text:p>0</text:p>
          </table:table-cell>
          <table:table-cell office:value-type="float" office:value="0.118959059795945">
            <text:p>0.1189590598</text:p>
          </table:table-cell>
          <table:table-cell office:value-type="float" office:value="0.121531587127446">
            <text:p>0.1215315871</text:p>
          </table:table-cell>
          <table:table-cell office:value-type="float" office:value="1.16">
            <text:p>1.16</text:p>
          </table:table-cell>
          <table:table-cell office:value-type="float" office:value="1.44409317478458">
            <text:p>1.4440931748</text:p>
          </table:table-cell>
          <table:table-cell office:value-type="float" office:value="1.4543096112187">
            <text:p>1.4543096112</text:p>
          </table:table-cell>
          <table:table-cell office:value-type="float" office:value="0">
            <text:p>0</text:p>
          </table:table-cell>
          <table:table-cell office:value-type="float" office:value="6.1668533833943">
            <text:p>6.1668533834</text:p>
          </table:table-cell>
          <table:table-cell office:value-type="float" office:value="6.04338229431592">
            <text:p>6.0433822943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444">
            <text:p>444</text:p>
          </table:table-cell>
          <table:table-cell office:value-type="float" office:value="14566">
            <text:p>14566</text:p>
          </table:table-cell>
          <table:table-cell office:value-type="float" office:value="31820">
            <text:p>31820</text:p>
          </table:table-cell>
          <table:table-cell office:value-type="float" office:value="72671">
            <text:p>72671</text:p>
          </table:table-cell>
          <table:table-cell office:value-type="float" office:value="0">
            <text:p>0</text:p>
          </table:table-cell>
          <table:table-cell office:value-type="float" office:value="3829">
            <text:p>3829</text:p>
          </table:table-cell>
          <table:table-cell office:value-type="float" office:value="8744.8">
            <text:p>8744.8</text:p>
          </table:table-cell>
          <table:table-cell office:value-type="float" office:value="0">
            <text:p>0</text:p>
          </table:table-cell>
          <table:table-cell office:value-type="float" office:value="0.120333123821496">
            <text:p>0.1203331238</text:p>
          </table:table-cell>
          <table:table-cell office:value-type="float" office:value="0.120334108516465">
            <text:p>0.1203341085</text:p>
          </table:table-cell>
          <table:table-cell office:value-type="float" office:value="1.16">
            <text:p>1.16</text:p>
          </table:table-cell>
          <table:table-cell office:value-type="float" office:value="1.44954685232497">
            <text:p>1.4495468523</text:p>
          </table:table-cell>
          <table:table-cell office:value-type="float" office:value="1.44955076324563">
            <text:p>1.4495507632</text:p>
          </table:table-cell>
          <table:table-cell office:value-type="float" office:value="0">
            <text:p>0</text:p>
          </table:table-cell>
          <table:table-cell office:value-type="float" office:value="6.10024760914815">
            <text:p>6.1002476091</text:p>
          </table:table-cell>
          <table:table-cell office:value-type="float" office:value="6.1002004223556">
            <text:p>6.100200422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21">
            <text:p>521</text:p>
          </table:table-cell>
          <table:table-cell office:value-type="float" office:value="15000">
            <text:p>15000</text:p>
          </table:table-cell>
          <table:table-cell office:value-type="float" office:value="35083">
            <text:p>35083</text:p>
          </table:table-cell>
          <table:table-cell office:value-type="float" office:value="90912">
            <text:p>90912</text:p>
          </table:table-cell>
          <table:table-cell table:number-columns-repeated="2" office:value-type="float" office:value="0">
            <text:p>0</text:p>
          </table:table-cell>
          <table:table-cell office:value-type="float" office:value="9587.75">
            <text:p>9587.75</text:p>
          </table:table-cell>
          <table:table-cell table:number-columns-repeated="2" office:value-type="float" office:value="0">
            <text:p>0</text:p>
          </table:table-cell>
          <table:table-cell office:value-type="float" office:value="0.105461875219993">
            <text:p>0.1054618752</text:p>
          </table:table-cell>
          <table:table-cell office:value-type="float" office:value="1.05">
            <text:p>1.05</text:p>
          </table:table-cell>
          <table:table-cell office:value-type="float" office:value="1.16">
            <text:p>1.16</text:p>
          </table:table-cell>
          <table:table-cell office:value-type="float" office:value="1.39091608923481">
            <text:p>1.3909160892</text:p>
          </table:table-cell>
          <table:table-cell table:number-columns-repeated="2" office:value-type="float" office:value="0">
            <text:p>0</text:p>
          </table:table-cell>
          <table:table-cell office:value-type="float" office:value="6.91327370058883">
            <text:p>6.9132737006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5">
            <text:p>5</text:p>
          </table:table-cell>
          <table:table-cell office:value-type="float" office:value="445">
            <text:p>445</text:p>
          </table:table-cell>
          <table:table-cell office:value-type="float" office:value="578">
            <text:p>578</text:p>
          </table:table-cell>
          <table:table-cell office:value-type="float" office:value="445">
            <text:p>445</text:p>
          </table:table-cell>
          <table:table-cell office:value-type="float" office:value="15203">
            <text:p>15203</text:p>
          </table:table-cell>
          <table:table-cell office:value-type="float" office:value="37449">
            <text:p>37449</text:p>
          </table:table-cell>
          <table:table-cell office:value-type="float" office:value="102071">
            <text:p>102071</text:p>
          </table:table-cell>
          <table:table-cell table:number-columns-repeated="6"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1.3">
            <text:p>1.3</text:p>
          </table:table-cell>
          <table:table-cell office:value-type="float" office:value="1.43">
            <text:p>1.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5409">
            <text:p>15409</text:p>
          </table:table-cell>
          <table:table-cell office:value-type="float" office:value="40493">
            <text:p>40493</text:p>
          </table:table-cell>
          <table:table-cell office:value-type="float" office:value="114600">
            <text:p>114600</text:p>
          </table:table-cell>
          <table:table-cell table:number-columns-repeated="6"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1.16">
            <text:p>1.16</text:p>
          </table:table-cell>
          <table:table-cell office:value-type="float" office:value="1.43">
            <text:p>1.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2">
            <text:p>82</text:p>
          </table:table-cell>
          <table:table-cell office:value-type="float" office:value="4809.5">
            <text:p>4809.5</text:p>
          </table:table-cell>
          <table:table-cell office:value-type="float" office:value="15968.25">
            <text:p>15968.25</text:p>
          </table:table-cell>
          <table:table-cell office:value-type="float" office:value="24.8275">
            <text:p>24.8275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71">
            <text:p>371</text:p>
          </table:table-cell>
          <table:table-cell office:value-type="float" office:value="15617">
            <text:p>15617</text:p>
          </table:table-cell>
          <table:table-cell office:value-type="float" office:value="43802">
            <text:p>43802</text:p>
          </table:table-cell>
          <table:table-cell office:value-type="float" office:value="128666">
            <text:p>128666</text:p>
          </table:table-cell>
          <table:table-cell table:number-columns-repeated="6" office:value-type="float" office:value="0">
            <text:p>0</text:p>
          </table:table-cell>
          <table:table-cell office:value-type="float" office:value="1.05">
            <text:p>1.05</text:p>
          </table:table-cell>
          <table:table-cell table:number-columns-repeated="2" office:value-type="float" office:value="1.43">
            <text:p>1.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86">
            <text:p>86</text:p>
          </table:table-cell>
          <table:table-cell office:value-type="float" office:value="4940.33333333333">
            <text:p>4940.3333333333</text:p>
          </table:table-cell>
          <table:table-cell office:value-type="float" office:value="16748.3333333333">
            <text:p>16748.3333333333</text:p>
          </table:table-cell>
          <table:table-cell office:value-type="float" office:value="24.3433333333333">
            <text:p>24.3433333333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96">
            <text:p>396</text:p>
          </table:table-cell>
          <table:table-cell office:value-type="float" office:value="15829">
            <text:p>15829</text:p>
          </table:table-cell>
          <table:table-cell office:value-type="float" office:value="46498">
            <text:p>46498</text:p>
          </table:table-cell>
          <table:table-cell office:value-type="float" office:value="144459">
            <text:p>144459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.05">
            <text:p>1.05</text:p>
          </table:table-cell>
          <table:table-cell office:value-type="float" office:value="1.43">
            <text:p>1.4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3" table:number-columns-repeated="4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number-columns-repeated="2" office:value-type="float" office:value="1.05">
            <text:p>1.05</text:p>
          </table:table-cell>
          <table:table-cell office:value-type="float" office:value="1.43">
            <text:p>1.4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.4">
            <text:p>5.4</text:p>
          </table:table-cell>
          <table:table-cell office:value-type="float" office:value="13.9">
            <text:p>13.9</text:p>
          </table:table-cell>
          <table:table-cell office:value-type="float" office:value="20">
            <text:p>20</text:p>
          </table:table-cell>
          <table:table-cell office:value-type="float" office:value="5357">
            <text:p>5357</text:p>
          </table:table-cell>
          <table:table-cell office:value-type="float" office:value="8294">
            <text:p>8294</text:p>
          </table:table-cell>
          <table:table-cell office:value-type="float" office:value="11955">
            <text:p>119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4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43:47.29</dc:date>
    <dc:creator>Liam Widdess</dc:creator>
    <meta:editing-duration>P2DT3H30M53S</meta:editing-duration>
    <meta:editing-cycles>185</meta:editing-cycles>
    <meta:generator>OpenOffice/4.1.7$Win32 OpenOffice.org_project/417m1$Build-9800</meta:generator>
    <meta:document-statistic meta:table-count="8" meta:cell-count="743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8cm" svg:y="1.314cm" svg:width="31.252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8">
                <text:p>658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44">
                <text:p>644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96">
                <text:p>796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82">
                <text:p>782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34">
                <text:p>934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32">
                <text:p>1032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227">
                <text:p>1227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06">
                <text:p>606</text:p>
              </table:table-cell>
              <table:table-cell office:value-type="float" office:value="1222">
                <text:p>1222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267">
                <text:p>1267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30">
                <text:p>730</text:p>
              </table:table-cell>
              <table:table-cell office:value-type="float" office:value="1403">
                <text:p>1403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21">
                <text:p>821</text:p>
              </table:table-cell>
              <table:table-cell office:value-type="float" office:value="1643">
                <text:p>1643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72">
                <text:p>872</text:p>
              </table:table-cell>
              <table:table-cell office:value-type="float" office:value="1871">
                <text:p>1871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95">
                <text:p>795</text:p>
              </table:table-cell>
              <table:table-cell office:value-type="float" office:value="1734">
                <text:p>1734</text:p>
              </table:table-cell>
              <table:table-cell office:value-type="float" office:value="4177">
                <text:p>4177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02">
                <text:p>902</text:p>
              </table:table-cell>
              <table:table-cell office:value-type="float" office:value="1934">
                <text:p>1934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106">
                <text:p>1106</text:p>
              </table:table-cell>
              <table:table-cell office:value-type="float" office:value="2073">
                <text:p>2073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92">
                <text:p>1092</text:p>
              </table:table-cell>
              <table:table-cell office:value-type="float" office:value="2063">
                <text:p>2063</text:p>
              </table:table-cell>
              <table:table-cell office:value-type="float" office:value="5355">
                <text:p>5355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163">
                <text:p>1163</text:p>
              </table:table-cell>
              <table:table-cell office:value-type="float" office:value="2197">
                <text:p>2197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220">
                <text:p>1220</text:p>
              </table:table-cell>
              <table:table-cell office:value-type="float" office:value="2416">
                <text:p>2416</text:p>
              </table:table-cell>
              <table:table-cell office:value-type="float" office:value="4255">
                <text:p>4255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460">
                <text:p>1460</text:p>
              </table:table-cell>
              <table:table-cell office:value-type="float" office:value="2787">
                <text:p>2787</text:p>
              </table:table-cell>
              <table:table-cell office:value-type="float" office:value="5981">
                <text:p>5981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22">
                <text:p>1522</text:p>
              </table:table-cell>
              <table:table-cell office:value-type="float" office:value="2666">
                <text:p>2666</text:p>
              </table:table-cell>
              <table:table-cell office:value-type="float" office:value="4998">
                <text:p>4998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742">
                <text:p>1742</text:p>
              </table:table-cell>
              <table:table-cell office:value-type="float" office:value="2973">
                <text:p>2973</text:p>
              </table:table-cell>
              <table:table-cell office:value-type="float" office:value="5858">
                <text:p>585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803">
                <text:p>1803</text:p>
              </table:table-cell>
              <table:table-cell office:value-type="float" office:value="3223">
                <text:p>3223</text:p>
              </table:table-cell>
              <table:table-cell office:value-type="float" office:value="6165">
                <text:p>6165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44">
                <text:p>1944</text:p>
              </table:table-cell>
              <table:table-cell office:value-type="float" office:value="3230">
                <text:p>3230</text:p>
              </table:table-cell>
              <table:table-cell office:value-type="float" office:value="5780">
                <text:p>5780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85">
                <text:p>1985</text:p>
              </table:table-cell>
              <table:table-cell office:value-type="float" office:value="3425">
                <text:p>3425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810">
                <text:p>1810</text:p>
              </table:table-cell>
              <table:table-cell office:value-type="float" office:value="3450">
                <text:p>3450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90">
                <text:p>1990</text:p>
              </table:table-cell>
              <table:table-cell office:value-type="float" office:value="4044">
                <text:p>4044</text:p>
              </table:table-cell>
              <table:table-cell office:value-type="float" office:value="7515">
                <text:p>751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68">
                <text:p>2168</text:p>
              </table:table-cell>
              <table:table-cell office:value-type="float" office:value="4088">
                <text:p>4088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310">
                <text:p>2310</text:p>
              </table:table-cell>
              <table:table-cell office:value-type="float" office:value="4176">
                <text:p>4176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92">
                <text:p>2592</text:p>
              </table:table-cell>
              <table:table-cell office:value-type="float" office:value="4608">
                <text:p>4608</text:p>
              </table:table-cell>
              <table:table-cell office:value-type="float" office:value="9629">
                <text:p>9629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439">
                <text:p>2439</text:p>
              </table:table-cell>
              <table:table-cell office:value-type="float" office:value="4870">
                <text:p>4870</text:p>
              </table:table-cell>
              <table:table-cell office:value-type="float" office:value="8887">
                <text:p>888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593">
                <text:p>2593</text:p>
              </table:table-cell>
              <table:table-cell office:value-type="float" office:value="4998">
                <text:p>4998</text:p>
              </table:table-cell>
              <table:table-cell office:value-type="float" office:value="8065">
                <text:p>8065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3005">
                <text:p>3005</text:p>
              </table:table-cell>
              <table:table-cell office:value-type="float" office:value="5410">
                <text:p>5410</text:p>
              </table:table-cell>
              <table:table-cell office:value-type="float" office:value="9807">
                <text:p>9807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200">
                <text:p>3200</text:p>
              </table:table-cell>
              <table:table-cell office:value-type="float" office:value="5676">
                <text:p>5676</text:p>
              </table:table-cell>
              <table:table-cell office:value-type="float" office:value="9619">
                <text:p>9619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084">
                <text:p>3084</text:p>
              </table:table-cell>
              <table:table-cell office:value-type="float" office:value="5790">
                <text:p>5790</text:p>
              </table:table-cell>
              <table:table-cell office:value-type="float" office:value="9585">
                <text:p>9585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66">
                <text:p>3566</text:p>
              </table:table-cell>
              <table:table-cell office:value-type="float" office:value="6205">
                <text:p>6205</text:p>
              </table:table-cell>
              <table:table-cell office:value-type="float" office:value="10759">
                <text:p>10759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380">
                <text:p>4380</text:p>
              </table:table-cell>
              <table:table-cell office:value-type="float" office:value="6686">
                <text:p>6686</text:p>
              </table:table-cell>
              <table:table-cell office:value-type="float" office:value="12347">
                <text:p>1234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924">
                <text:p>3924</text:p>
              </table:table-cell>
              <table:table-cell office:value-type="float" office:value="6544">
                <text:p>6544</text:p>
              </table:table-cell>
              <table:table-cell office:value-type="float" office:value="11381">
                <text:p>11381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977">
                <text:p>3977</text:p>
              </table:table-cell>
              <table:table-cell office:value-type="float" office:value="7257">
                <text:p>7257</text:p>
              </table:table-cell>
              <table:table-cell office:value-type="float" office:value="12659">
                <text:p>1265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566">
                <text:p>4566</text:p>
              </table:table-cell>
              <table:table-cell office:value-type="float" office:value="8007">
                <text:p>8007</text:p>
              </table:table-cell>
              <table:table-cell office:value-type="float" office:value="15568">
                <text:p>1556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890">
                <text:p>4890</text:p>
              </table:table-cell>
              <table:table-cell office:value-type="float" office:value="8328">
                <text:p>8328</text:p>
              </table:table-cell>
              <table:table-cell office:value-type="float" office:value="15043">
                <text:p>15043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600">
                <text:p>4600</text:p>
              </table:table-cell>
              <table:table-cell office:value-type="float" office:value="8427">
                <text:p>8427</text:p>
              </table:table-cell>
              <table:table-cell office:value-type="float" office:value="16674">
                <text:p>16674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5146">
                <text:p>5146</text:p>
              </table:table-cell>
              <table:table-cell office:value-type="float" office:value="8940">
                <text:p>8940</text:p>
              </table:table-cell>
              <table:table-cell office:value-type="float" office:value="15233">
                <text:p>15233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818">
                <text:p>5818</text:p>
              </table:table-cell>
              <table:table-cell office:value-type="float" office:value="9629">
                <text:p>9629</text:p>
              </table:table-cell>
              <table:table-cell office:value-type="float" office:value="13467">
                <text:p>13467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722">
                <text:p>5722</text:p>
              </table:table-cell>
              <table:table-cell office:value-type="float" office:value="9686">
                <text:p>9686</text:p>
              </table:table-cell>
              <table:table-cell office:value-type="float" office:value="14946">
                <text:p>14946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954">
                <text:p>5954</text:p>
              </table:table-cell>
              <table:table-cell office:value-type="float" office:value="9943">
                <text:p>9943</text:p>
              </table:table-cell>
              <table:table-cell office:value-type="float" office:value="16262">
                <text:p>1626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5544">
                <text:p>5544</text:p>
              </table:table-cell>
              <table:table-cell office:value-type="float" office:value="9321">
                <text:p>9321</text:p>
              </table:table-cell>
              <table:table-cell office:value-type="float" office:value="16356">
                <text:p>1635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5082">
                <text:p>5082</text:p>
              </table:table-cell>
              <table:table-cell office:value-type="float" office:value="9577">
                <text:p>9577</text:p>
              </table:table-cell>
              <table:table-cell office:value-type="float" office:value="18142">
                <text:p>1814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6342">
                <text:p>6342</text:p>
              </table:table-cell>
              <table:table-cell office:value-type="float" office:value="10199">
                <text:p>10199</text:p>
              </table:table-cell>
              <table:table-cell office:value-type="float" office:value="19834">
                <text:p>1983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5544">
                <text:p>5544</text:p>
              </table:table-cell>
              <table:table-cell office:value-type="float" office:value="10552">
                <text:p>10552</text:p>
              </table:table-cell>
              <table:table-cell office:value-type="float" office:value="17766">
                <text:p>17766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5082">
                <text:p>5082</text:p>
              </table:table-cell>
              <table:table-cell office:value-type="float" office:value="10164">
                <text:p>10164</text:p>
              </table:table-cell>
              <table:table-cell office:value-type="float" office:value="21056">
                <text:p>2105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6678">
                <text:p>6678</text:p>
              </table:table-cell>
              <table:table-cell office:value-type="float" office:value="11130">
                <text:p>11130</text:p>
              </table:table-cell>
              <table:table-cell office:value-type="float" office:value="23312">
                <text:p>2331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6562">
                <text:p>6562</text:p>
              </table:table-cell>
              <table:table-cell office:value-type="float" office:value="11240">
                <text:p>11240</text:p>
              </table:table-cell>
              <table:table-cell office:value-type="float" office:value="27354">
                <text:p>2735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6048">
                <text:p>6048</text:p>
              </table:table-cell>
              <table:table-cell office:value-type="float" office:value="11700">
                <text:p>11700</text:p>
              </table:table-cell>
              <table:table-cell office:value-type="float" office:value="31772">
                <text:p>3177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6970">
                <text:p>6970</text:p>
              </table:table-cell>
              <table:table-cell office:value-type="float" office:value="12562">
                <text:p>12562</text:p>
              </table:table-cell>
              <table:table-cell office:value-type="float" office:value="32336">
                <text:p>3233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7514">
                <text:p>7514</text:p>
              </table:table-cell>
              <table:table-cell office:value-type="float" office:value="13888">
                <text:p>13888</text:p>
              </table:table-cell>
              <table:table-cell office:value-type="float" office:value="39856">
                <text:p>39856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7371">
                <text:p>7371</text:p>
              </table:table-cell>
              <table:table-cell office:value-type="float" office:value="14760">
                <text:p>14760</text:p>
              </table:table-cell>
              <table:table-cell office:value-type="float" office:value="43334">
                <text:p>4333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36">
                <text:p>8736</text:p>
              </table:table-cell>
              <table:table-cell office:value-type="float" office:value="16341">
                <text:p>16341</text:p>
              </table:table-cell>
              <table:table-cell office:value-type="float" office:value="41924">
                <text:p>419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72">
                <text:p>9672</text:p>
              </table:table-cell>
              <table:table-cell office:value-type="float" office:value="16770">
                <text:p>16770</text:p>
              </table:table-cell>
              <table:table-cell office:value-type="float" office:value="41736">
                <text:p>4173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868">
                <text:p>10868</text:p>
              </table:table-cell>
              <table:table-cell office:value-type="float" office:value="19596">
                <text:p>19596</text:p>
              </table:table-cell>
              <table:table-cell office:value-type="float" office:value="48974">
                <text:p>48974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0235">
                <text:p>10235</text:p>
              </table:table-cell>
              <table:table-cell office:value-type="float" office:value="20387">
                <text:p>20387</text:p>
              </table:table-cell>
              <table:table-cell office:value-type="float" office:value="43334">
                <text:p>43334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649">
                <text:p>10649</text:p>
              </table:table-cell>
              <table:table-cell office:value-type="float" office:value="21127">
                <text:p>21127</text:p>
              </table:table-cell>
              <table:table-cell office:value-type="float" office:value="43522">
                <text:p>4352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8533">
                <text:p>8533</text:p>
              </table:table-cell>
              <table:table-cell office:value-type="float" office:value="20972">
                <text:p>20972</text:p>
              </table:table-cell>
              <table:table-cell office:value-type="float" office:value="41736">
                <text:p>4173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108">
                <text:p>9108</text:p>
              </table:table-cell>
              <table:table-cell office:value-type="float" office:value="23184">
                <text:p>23184</text:p>
              </table:table-cell>
              <table:table-cell office:value-type="float" office:value="48974">
                <text:p>4897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8911">
                <text:p>8911</text:p>
              </table:table-cell>
              <table:table-cell office:value-type="float" office:value="21854">
                <text:p>21854</text:p>
              </table:table-cell>
              <table:table-cell office:value-type="float" office:value="41830">
                <text:p>41830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504">
                <text:p>10504</text:p>
              </table:table-cell>
              <table:table-cell office:value-type="float" office:value="24240">
                <text:p>24240</text:p>
              </table:table-cell>
              <table:table-cell office:value-type="float" office:value="43522">
                <text:p>4352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1872">
                <text:p>11872</text:p>
              </table:table-cell>
              <table:table-cell office:value-type="float" office:value="23994">
                <text:p>23994</text:p>
              </table:table-cell>
              <table:table-cell office:value-type="float" office:value="49112">
                <text:p>4911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1836">
                <text:p>11836</text:p>
              </table:table-cell>
              <table:table-cell office:value-type="float" office:value="23585">
                <text:p>23585</text:p>
              </table:table-cell>
              <table:table-cell office:value-type="float" office:value="48374">
                <text:p>48374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546">
                <text:p>11546</text:p>
              </table:table-cell>
              <table:table-cell office:value-type="float" office:value="23054">
                <text:p>23054</text:p>
              </table:table-cell>
              <table:table-cell office:value-type="float" office:value="47188">
                <text:p>4718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2861">
                <text:p>12861</text:p>
              </table:table-cell>
              <table:table-cell office:value-type="float" office:value="24115">
                <text:p>24115</text:p>
              </table:table-cell>
              <table:table-cell office:value-type="float" office:value="52561">
                <text:p>52561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3334">
                <text:p>13334</text:p>
              </table:table-cell>
              <table:table-cell office:value-type="float" office:value="25172">
                <text:p>25172</text:p>
              </table:table-cell>
              <table:table-cell office:value-type="float" office:value="54497">
                <text:p>54497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3936">
                <text:p>13936</text:p>
              </table:table-cell>
              <table:table-cell office:value-type="float" office:value="25810">
                <text:p>25810</text:p>
              </table:table-cell>
              <table:table-cell office:value-type="float" office:value="58336">
                <text:p>58336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4566">
                <text:p>14566</text:p>
              </table:table-cell>
              <table:table-cell office:value-type="float" office:value="31820">
                <text:p>31820</text:p>
              </table:table-cell>
              <table:table-cell office:value-type="float" office:value="72671">
                <text:p>72671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000">
                <text:p>15000</text:p>
              </table:table-cell>
              <table:table-cell office:value-type="float" office:value="35083">
                <text:p>35083</text:p>
              </table:table-cell>
              <table:table-cell office:value-type="float" office:value="90912">
                <text:p>9091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5203">
                <text:p>15203</text:p>
              </table:table-cell>
              <table:table-cell office:value-type="float" office:value="37449">
                <text:p>37449</text:p>
              </table:table-cell>
              <table:table-cell office:value-type="float" office:value="102071">
                <text:p>102071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409">
                <text:p>15409</text:p>
              </table:table-cell>
              <table:table-cell office:value-type="float" office:value="40493">
                <text:p>40493</text:p>
              </table:table-cell>
              <table:table-cell office:value-type="float" office:value="114600">
                <text:p>114600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617">
                <text:p>15617</text:p>
              </table:table-cell>
              <table:table-cell office:value-type="float" office:value="43802">
                <text:p>43802</text:p>
              </table:table-cell>
              <table:table-cell office:value-type="float" office:value="128666">
                <text:p>1286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829">
                <text:p>15829</text:p>
              </table:table-cell>
              <table:table-cell office:value-type="float" office:value="46498">
                <text:p>46498</text:p>
              </table:table-cell>
              <table:table-cell office:value-type="float" office:value="144459">
                <text:p>144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809.5">
                <text:p>4809.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940.33333333333">
                <text:p>4940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8cm" svg:y="1.405cm" svg:width="30.881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8275">
                <text:p>24.827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3433333333333">
                <text:p>24.34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6cm" svg:y="1.352cm" svg:width="31.3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2532431037809">
                <text:p>1.52532431037809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3375507030827">
                <text:p>1.63375507030827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30988463388411">
                <text:p>1.30988463388411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5343698310491">
                <text:p>1.45343698310491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32415409727658">
                <text:p>1.324154097276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6881079483389">
                <text:p>1.16881079483389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6622050229493">
                <text:p>1.26622050229493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9958012448546">
                <text:p>1.6995801244854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1829888983374">
                <text:p>1.182988898337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9329306414587">
                <text:p>1.29329306414587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56450468926467">
                <text:p>1.56450468926467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6650079740796">
                <text:p>1.2665007974079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34233678706284">
                <text:p>1.3423367870628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13271513417114">
                <text:p>1.1327151341711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5704272312087">
                <text:p>1.25704272312087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860142457028">
                <text:p>1.06860142457028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20849859601743">
                <text:p>1.2084985960174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12542114381002">
                <text:p>1.1254211438100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629199214481">
                <text:p>1.2629199214481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12575169411172">
                <text:p>1.12575169411172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2467914722797">
                <text:p>1.1246791472279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9267772916597">
                <text:p>1.19267772916597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2269346616465">
                <text:p>1.122693466164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764985424148">
                <text:p>1.2764985424148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16576839858764">
                <text:p>1.16576839858764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17747281666578">
                <text:p>1.1774728166657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523686725478">
                <text:p>1.2352368672547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0513629807528">
                <text:p>1.1051362980752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16251686123393">
                <text:p>1.16251686123393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8871744892017">
                <text:p>1.18871744892017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21120025740729">
                <text:p>1.21120025740729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9615993471428">
                <text:p>1.19615993471428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89163361423">
                <text:p>1.3089163361423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24871346184071">
                <text:p>1.24871346184071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7458080999362">
                <text:p>1.1745808099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4765472637595">
                <text:p>1.14765472637595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5652059859189">
                <text:p>1.25652059859189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3736253741561">
                <text:p>1.1373625374156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27291629434763">
                <text:p>1.2729162943476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6745714307164">
                <text:p>1.16745714307164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7457943509963">
                <text:p>1.27457943509963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10808263398986">
                <text:p>1.1080826339898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225516872799">
                <text:p>1.1225516872799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8031344734221">
                <text:p>1.1803134473422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07758999835991">
                <text:p>1.07758999835991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2307302970618">
                <text:p>1.2230730297061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172250084559">
                <text:p>1.27172250084559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14997310169776">
                <text:p>1.1499731016977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7787599482327">
                <text:p>1.07787599482327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4266899812469">
                <text:p>1.04266899812469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8368238115753">
                <text:p>1.0836823811575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504501515199">
                <text:p>1.07504501515199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8688056247775">
                <text:p>1.18688056247775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6281874218364">
                <text:p>1.0628187421836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32680311575444">
                <text:p>1.3268031157544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27053619981843">
                <text:p>1.27053619981843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43408039517755">
                <text:p>1.43408039517755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34698957484155">
                <text:p>1.3469895748415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31976612117725">
                <text:p>1.31976612117725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27683521160087">
                <text:p>1.27683521160087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8429382191034">
                <text:p>1.08429382191034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2971841248876">
                <text:p>1.2971841248876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27053619981843">
                <text:p>1.27053619981843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12507096689667">
                <text:p>1.1250709668966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3003426275992">
                <text:p>1.03003426275992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2502332957128">
                <text:p>1.12502332957128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03212768578248">
                <text:p>1.03212768578248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6193176039922">
                <text:p>1.1619317603992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916466912250329">
                <text:p>0.916466912250329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23146591371593">
                <text:p>1.23146591371593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6968453807605">
                <text:p>1.16968453807605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42529529214659">
                <text:p>1.42529529214659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44409317478458">
                <text:p>1.4440931747845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44954685232497">
                <text:p>1.44954685232497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4cm" svg:width="31.267cm" svg:height="12.681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968.25">
                <text:p>15968.2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748.3333333333">
                <text:p>16748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